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/>
      <style:text-properties fo:color="#cccccc" loext:opacity="100%" style:font-name="Droid Sans Mono" fo:font-size="11.25pt" fo:font-weight="normal" fo:background-color="#1f1f1f"/>
    </style:style>
    <style:style style:name="P2" style:family="paragraph" style:parent-style-name="Standard">
      <style:paragraph-properties fo:margin-top="0cm" fo:margin-bottom="0.499cm" style:contextual-spacing="false" style:line-height-at-least="0.529cm"/>
      <style:text-properties fo:color="#cccccc" loext:opacity="100%" style:font-name="Droid Sans Mono" fo:font-size="11.2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1.25pt" fo:font-weight="normal" officeooo:rsid="0001d6ec" officeooo:paragraph-rsid="0001d6ec" fo:background-color="#1f1f1f"/>
    </style:style>
    <style:style style:name="P4" style:family="paragraph" style:parent-style-name="Standard">
      <style:paragraph-properties style:line-height-at-least="0.529cm"/>
      <style:text-properties fo:color="#cccccc" loext:opacity="100%" fo:background-color="#1f1f1f"/>
    </style:style>
    <style:style style:name="P5" style:family="paragraph" style:parent-style-name="Standard">
      <style:paragraph-properties style:line-height-at-least="0.529cm"/>
      <style:text-properties fo:color="#569cd6" loext:opacity="100%" style:font-name="Droid Sans Mono" fo:font-size="11.25pt" fo:font-weight="normal" fo:background-color="#1f1f1f"/>
    </style:style>
    <style:style style:name="P6" style:family="paragraph" style:parent-style-name="Standard">
      <style:text-properties fo:color="#569cd6" loext:opacity="100%" style:font-name="Droid Sans Mono" fo:font-size="11.25pt" fo:font-weight="normal" officeooo:rsid="0001d6ec" officeooo:paragraph-rsid="0001d6ec" fo:background-color="#1f1f1f"/>
    </style:style>
    <style:style style:name="P7" style:family="paragraph" style:parent-style-name="Standard">
      <style:paragraph-properties style:line-height-at-least="0.529cm"/>
      <style:text-properties fo:color="#d4d4d4" loext:opacity="100%" style:font-name="Droid Sans Mono" fo:font-size="11.25pt" fo:font-weight="normal" fo:background-color="#1f1f1f"/>
    </style:style>
    <style:style style:name="P8" style:family="paragraph" style:parent-style-name="Standard">
      <style:paragraph-properties style:line-height-at-least="0.529cm"/>
      <style:text-properties fo:color="#6a9955" loext:opacity="100%" style:font-name="Droid Sans Mono" fo:font-size="11.25pt" fo:font-weight="normal" fo:background-color="#1f1f1f"/>
    </style:style>
    <style:style style:name="P9" style:family="paragraph" style:parent-style-name="Standard">
      <style:text-properties fo:color="#6a9955" loext:opacity="100%" style:font-name="Droid Sans Mono" fo:font-size="11.25pt" fo:font-weight="normal" officeooo:rsid="0001d6ec" officeooo:paragraph-rsid="0001d6ec" fo:background-color="#1f1f1f"/>
    </style:style>
    <style:style style:name="P10" style:family="paragraph" style:parent-style-name="Standard">
      <style:paragraph-properties style:line-height-at-least="0.529cm"/>
      <style:text-properties fo:color="#6a9955" loext:opacity="100%" fo:background-color="#1f1f1f"/>
    </style:style>
    <style:style style:name="P11" style:family="paragraph" style:parent-style-name="Standard">
      <style:paragraph-properties style:line-height-at-least="0.529cm"/>
    </style:style>
    <style:style style:name="P12" style:family="paragraph" style:parent-style-name="Standard">
      <style:paragraph-properties fo:margin-top="0cm" fo:margin-bottom="0.499cm" style:contextual-spacing="false" style:line-height-at-least="0.529cm"/>
    </style:style>
    <style:style style:name="P13" style:family="paragraph" style:parent-style-name="Standard">
      <style:text-properties officeooo:rsid="0001d6ec" officeooo:paragraph-rsid="0001d6ec"/>
    </style:style>
    <style:style style:name="P14" style:family="paragraph" style:parent-style-name="Standard">
      <style:paragraph-properties style:line-height-at-least="0.529cm"/>
      <style:text-properties fo:color="#ce9178" loext:opacity="100%" style:font-name="Droid Sans Mono" fo:font-size="11.25pt" fo:font-weight="normal" fo:background-color="#1f1f1f"/>
    </style:style>
    <style:style style:name="P15" style:family="paragraph" style:parent-style-name="Standard">
      <style:paragraph-properties style:line-height-at-least="0.529cm"/>
      <style:text-properties fo:color="#ce9178" loext:opacity="100%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6a9955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808080" loext:opacity="100%"/>
    </style:style>
    <style:style style:name="T12" style:family="text">
      <style:text-properties style:font-name="Droid Sans Mono" fo:font-size="11.2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&lt;?php</text:p>
      <text:p text:style-name="P11"/>
      <text:p text:style-name="P1"><text:span text:style-name="T1">namespace</text:span><text:span text:style-name="T2"> </text:span><text:span text:style-name="T3">App\Service\DateLibrary</text:span><text:span text:style-name="T2">;</text:span></text:p>
      <text:p text:style-name="P11"/>
      <text:p text:style-name="P1"><text:span text:style-name="T1">use</text:span><text:span text:style-name="T2"> App\Repository\</text:span><text:span text:style-name="T3">JourFerieRepository</text:span><text:span text:style-name="T2">;</text:span></text:p>
      <text:p text:style-name="P1"><text:span text:style-name="T1">use</text:span><text:span text:style-name="T2"> </text:span><text:span text:style-name="T3">DateTime</text:span><text:span text:style-name="T2">;</text:span></text:p>
      <text:p text:style-name="P1"><text:span text:style-name="T1">use</text:span><text:span text:style-name="T2"> </text:span><text:span text:style-name="T3">DateTimeInterface</text:span><text:span text:style-name="T2">;</text:span></text:p>
      <text:p text:style-name="P11"/>
      <text:p text:style-name="P1"><text:span text:style-name="T1">class</text:span><text:span text:style-name="T2"> </text:span><text:span text:style-name="T3">DateService</text:span></text:p>
      <text:p text:style-name="P7">{</text:p>
      <text:p text:style-name="P1"><text:span text:style-name="T1">private</text:span><text:span text:style-name="T2"> </text:span><text:span text:style-name="T3">JourFerieRepository</text:span><text:span text:style-name="T2"> </text:span><text:span text:style-name="T4">$jourFerieRepository</text:span><text:span text:style-name="T2">;</text:span></text:p>
      <text:p text:style-name="P11"/>
      <text:p text:style-name="P1"><text:span text:style-name="T1">public</text:span><text:span text:style-name="T2"> </text:span><text:span text:style-name="T1">function</text:span><text:span text:style-name="T2"> </text:span><text:span text:style-name="T5">__construct</text:span><text:span text:style-name="T2">(</text:span><text:span text:style-name="T3">JourFerieRepository</text:span><text:span text:style-name="T2"> </text:span><text:span text:style-name="T4">$jourFerieRepository</text:span><text:span text:style-name="T2">)</text:span></text:p>
      <text:p text:style-name="P7">{</text:p>
      <text:p text:style-name="P1"><text:span text:style-name="T1">$this</text:span><text:span text:style-name="T2">-&gt;</text:span><text:span text:style-name="T4">jourFerieRepository</text:span><text:span text:style-name="T2"> = </text:span><text:span text:style-name="T4">$jourFerieRepository</text:span><text:span text:style-name="T2">;</text:span></text:p>
      <text:p text:style-name="P7">}</text:p>
      <text:p text:style-name="P11"/>
      <text:p text:style-name="P8">/**</text:p>
      <text:p text:style-name="P8">* Convert any DateTimeInterface to DateTime for modification</text:p>
      <text:p text:style-name="P8">*/</text:p>
      <text:p text:style-name="P1"><text:span text:style-name="T1">private</text:span><text:span text:style-name="T2"> </text:span><text:span text:style-name="T1">function</text:span><text:span text:style-name="T2"> </text:span><text:span text:style-name="T5">ensureDateTime</text:span><text:span text:style-name="T2">(</text:span><text:span text:style-name="T3">DateTimeInterface</text:span><text:span text:style-name="T2"> </text:span><text:span text:style-name="T4">$date</text:span><text:span text:style-name="T2">): </text:span><text:span text:style-name="T3">DateTime</text:span></text:p>
      <text:p text:style-name="P7">{</text:p>
      <text:p text:style-name="P1"><text:span text:style-name="T6">return</text:span><text:span text:style-name="T2"> </text:span><text:span text:style-name="T4">$date</text:span><text:span text:style-name="T2"> instanceof </text:span><text:span text:style-name="T3">DateTime</text:span><text:span text:style-name="T2"> ? </text:span><text:span text:style-name="T1">clone</text:span><text:span text:style-name="T2"> </text:span><text:span text:style-name="T4">$date</text:span><text:span text:style-name="T2"> : </text:span><text:span text:style-name="T1">new</text:span><text:span text:style-name="T2"> </text:span><text:span text:style-name="T3">DateTime</text:span><text:span text:style-name="T2">(</text:span><text:span text:style-name="T4">$date</text:span><text:span text:style-name="T2">-&gt;</text:span><text:span text:style-name="T5">format</text:span><text:span text:style-name="T2">(</text:span><text:span text:style-name="T7">'Y-m-d H:i:s'</text:span><text:span text:style-name="T2">));</text:span></text:p>
      <text:p text:style-name="P7">}</text:p>
      <text:p text:style-name="P11"/>
      <text:p text:style-name="P1"><text:span text:style-name="T1">public</text:span><text:span text:style-name="T2"> </text:span><text:span text:style-name="T1">function</text:span><text:span text:style-name="T2"> </text:span><text:span text:style-name="T5">getDaysBetween</text:span><text:span text:style-name="T2">(</text:span><text:span text:style-name="T3">DateTimeInterface</text:span><text:span text:style-name="T2"> </text:span><text:span text:style-name="T4">$date1</text:span><text:span text:style-name="T2">, </text:span><text:span text:style-name="T3">DateTimeInterface</text:span><text:span text:style-name="T2"> </text:span><text:span text:style-name="T4">$date2</text:span><text:span text:style-name="T2">): </text:span><text:span text:style-name="T1">int</text:span></text:p>
      <text:p text:style-name="P7">{</text:p>
      <text:p text:style-name="P1"><text:span text:style-name="T6">return</text:span><text:span text:style-name="T2"> </text:span><text:span text:style-name="T5">abs</text:span><text:span text:style-name="T2">(</text:span><text:span text:style-name="T4">$date1</text:span><text:span text:style-name="T2">-&gt;</text:span><text:span text:style-name="T5">diff</text:span><text:span text:style-name="T2">(</text:span><text:span text:style-name="T4">$date2</text:span><text:span text:style-name="T2">)-&gt;</text:span><text:span text:style-name="T4">days</text:span><text:span text:style-name="T2">) + </text:span><text:span text:style-name="T8">1</text:span><text:span text:style-name="T2">;</text:span></text:p>
      <text:p text:style-name="P7">}</text:p>
      <text:p text:style-name="P11"/>
      <text:p text:style-name="P8">/**</text:p>
      <text:p text:style-name="P8">* Get number of days in a given month and year</text:p>
      <text:p text:style-name="P8">*/</text:p>
      <text:p text:style-name="P8">// Add this method to your DateService class</text:p>
      <text:p text:style-name="P1"><text:span text:style-name="T1">public</text:span><text:span text:style-name="T2"> </text:span><text:span text:style-name="T1">function</text:span><text:span text:style-name="T2"> </text:span><text:span text:style-name="T5">getDaysInMonthFromString</text:span><text:span text:style-name="T2">(</text:span><text:span text:style-name="T1">string</text:span><text:span text:style-name="T2"> </text:span><text:span text:style-name="T4">$monthString</text:span><text:span text:style-name="T2">): </text:span><text:span text:style-name="T1">int</text:span></text:p>
      <text:p text:style-name="P7">{</text:p>
      <text:p text:style-name="P1"><text:span text:style-name="T4">$date</text:span><text:span text:style-name="T2"> = </text:span><text:span text:style-name="T3">\DateTime</text:span><text:span text:style-name="T2">::</text:span><text:span text:style-name="T5">createFromFormat</text:span><text:span text:style-name="T2">(</text:span><text:span text:style-name="T7">'Y-m'</text:span><text:span text:style-name="T2">, </text:span><text:span text:style-name="T4">$monthString</text:span><text:span text:style-name="T2">);</text:span></text:p>
      <text:p text:style-name="P1"><text:span text:style-name="T6">if</text:span><text:span text:style-name="T2"> (!</text:span><text:span text:style-name="T4">$date</text:span><text:span text:style-name="T2">) {</text:span></text:p>
      <text:p text:style-name="P1"><text:span text:style-name="T6">throw</text:span><text:span text:style-name="T2"> </text:span><text:span text:style-name="T1">new</text:span><text:span text:style-name="T2"> </text:span><text:span text:style-name="T3">\InvalidArgumentException</text:span><text:span text:style-name="T2">(</text:span><text:span text:style-name="T7">"Invalid month format. Expected 'Y-m'"</text:span><text:span text:style-name="T2">);</text:span></text:p>
      <text:p text:style-name="P7">}</text:p>
      <text:p text:style-name="P1"><text:span text:style-name="T6">return</text:span><text:span text:style-name="T2"> (</text:span><text:span text:style-name="T1">int</text:span><text:span text:style-name="T2">) </text:span><text:span text:style-name="T4">$date</text:span><text:span text:style-name="T2">-&gt;</text:span><text:span text:style-name="T5">format</text:span><text:span text:style-name="T2">(</text:span><text:span text:style-name="T7">'t'</text:span><text:span text:style-name="T2">);</text:span></text:p>
      <text:p text:style-name="P7">}</text:p>
      <text:p text:style-name="P11"/>
      <text:p text:style-name="P8">/**</text:p>
      <text:p text:style-name="P8">* Get all months between two dates (format: Y-m)</text:p>
      <text:p text:style-name="P8">*/</text:p>
      <text:p text:style-name="P1"><text:soft-page-break/><text:span text:style-name="T1">public</text:span><text:span text:style-name="T2"> </text:span><text:span text:style-name="T1">function</text:span><text:span text:style-name="T2"> </text:span><text:span text:style-name="T5">getMonthsBetweenDates</text:span><text:span text:style-name="T2">(</text:span><text:span text:style-name="T3">DateTimeInterface</text:span><text:span text:style-name="T2"> </text:span><text:span text:style-name="T4">$start</text:span><text:span text:style-name="T2">, </text:span><text:span text:style-name="T3">DateTimeInterface</text:span><text:span text:style-name="T2"> </text:span><text:span text:style-name="T4">$end</text:span><text:span text:style-name="T2">): </text:span><text:span text:style-name="T1">array</text:span></text:p>
      <text:p text:style-name="P7">{</text:p>
      <text:p text:style-name="P1"><text:span text:style-name="T4">$start</text:span><text:span text:style-name="T2"> = </text:span><text:span text:style-name="T1">$this</text:span><text:span text:style-name="T2">-&gt;</text:span><text:span text:style-name="T5">ensureDateTime</text:span><text:span text:style-name="T2">(</text:span><text:span text:style-name="T4">$start</text:span><text:span text:style-name="T2">);</text:span></text:p>
      <text:p text:style-name="P1"><text:span text:style-name="T4">$end</text:span><text:span text:style-name="T2"> = </text:span><text:span text:style-name="T1">$this</text:span><text:span text:style-name="T2">-&gt;</text:span><text:span text:style-name="T5">ensureDateTime</text:span><text:span text:style-name="T2">(</text:span><text:span text:style-name="T4">$end</text:span><text:span text:style-name="T2">);</text:span></text:p>
      <text:p text:style-name="P1"><text:span text:style-name="T4">$months</text:span><text:span text:style-name="T2"> = [];</text:span></text:p>
      <text:p text:style-name="P1"><text:span text:style-name="T4">$current</text:span><text:span text:style-name="T2"> = (</text:span><text:span text:style-name="T1">clone</text:span><text:span text:style-name="T2"> </text:span><text:span text:style-name="T4">$start</text:span><text:span text:style-name="T2">)-&gt;</text:span><text:span text:style-name="T5">modify</text:span><text:span text:style-name="T2">(</text:span><text:span text:style-name="T7">'first day of this month'</text:span><text:span text:style-name="T2">);</text:span></text:p>
      <text:p text:style-name="P1"><text:span text:style-name="T6">while</text:span><text:span text:style-name="T2"> (</text:span><text:span text:style-name="T4">$current</text:span><text:span text:style-name="T2"> &lt;= </text:span><text:span text:style-name="T4">$end</text:span><text:span text:style-name="T2">) {</text:span></text:p>
      <text:p text:style-name="P1"><text:span text:style-name="T4">$months</text:span><text:span text:style-name="T2">[] = </text:span><text:span text:style-name="T4">$current</text:span><text:span text:style-name="T2">-&gt;</text:span><text:span text:style-name="T5">format</text:span><text:span text:style-name="T2">(</text:span><text:span text:style-name="T7">'Y-m'</text:span><text:span text:style-name="T2">);</text:span></text:p>
      <text:p text:style-name="P1"><text:span text:style-name="T4">$current</text:span><text:span text:style-name="T2">-&gt;</text:span><text:span text:style-name="T5">modify</text:span><text:span text:style-name="T2">(</text:span><text:span text:style-name="T7">'+1 month'</text:span><text:span text:style-name="T2">);</text:span></text:p>
      <text:p text:style-name="P7">}</text:p>
      <text:p text:style-name="P1"><text:span text:style-name="T6">return</text:span><text:span text:style-name="T2"> </text:span><text:span text:style-name="T4">$months</text:span><text:span text:style-name="T2">;</text:span></text:p>
      <text:p text:style-name="P7">}</text:p>
      <text:p text:style-name="P11"/>
      <text:p text:style-name="P1"><text:span text:style-name="T1">public</text:span><text:span text:style-name="T2"> </text:span><text:span text:style-name="T1">function</text:span><text:span text:style-name="T2"> </text:span><text:span text:style-name="T5">getOffsetDaysBetween</text:span><text:span text:style-name="T2">(</text:span><text:span text:style-name="T3">DateTimeInterface</text:span><text:span text:style-name="T2"> </text:span><text:span text:style-name="T4">$start</text:span><text:span text:style-name="T2">, </text:span><text:span text:style-name="T3">DateTimeInterface</text:span><text:span text:style-name="T2"> </text:span><text:span text:style-name="T4">$end</text:span><text:span text:style-name="T2">): </text:span><text:span text:style-name="T1">int</text:span></text:p>
      <text:p text:style-name="P7">{</text:p>
      <text:p text:style-name="P1"><text:span text:style-name="T6">return</text:span><text:span text:style-name="T2"> (</text:span><text:span text:style-name="T1">int</text:span><text:span text:style-name="T2">)</text:span><text:span text:style-name="T4">$start</text:span><text:span text:style-name="T2">-&gt;</text:span><text:span text:style-name="T5">diff</text:span><text:span text:style-name="T2">(</text:span><text:span text:style-name="T4">$end</text:span><text:span text:style-name="T2">)-&gt;</text:span><text:span text:style-name="T4">days</text:span><text:span text:style-name="T2">;</text:span></text:p>
      <text:p text:style-name="P7">}</text:p>
      <text:p text:style-name="P11"/>
      <text:p text:style-name="P8">/**</text:p>
      <text:p text:style-name="P8">* Get days from project start to target date</text:p>
      <text:p text:style-name="P8">*/</text:p>
      <text:p text:style-name="P1"><text:span text:style-name="T1">public</text:span><text:span text:style-name="T2"> </text:span><text:span text:style-name="T1">function</text:span><text:span text:style-name="T2"> </text:span><text:span text:style-name="T5">getDaysFromStart</text:span><text:span text:style-name="T2">(</text:span><text:span text:style-name="T3">DateTimeInterface</text:span><text:span text:style-name="T2"> </text:span><text:span text:style-name="T4">$startDate</text:span><text:span text:style-name="T2">, </text:span><text:span text:style-name="T3">DateTimeInterface</text:span><text:span text:style-name="T2"> </text:span><text:span text:style-name="T4">$targetDate</text:span><text:span text:style-name="T2">): </text:span><text:span text:style-name="T1">int</text:span></text:p>
      <text:p text:style-name="P7">{</text:p>
      <text:p text:style-name="P1"><text:span text:style-name="T6">return</text:span><text:span text:style-name="T2"> </text:span><text:span text:style-name="T4">$startDate</text:span><text:span text:style-name="T2">-&gt;</text:span><text:span text:style-name="T5">diff</text:span><text:span text:style-name="T2">(</text:span><text:span text:style-name="T4">$targetDate</text:span><text:span text:style-name="T2">)-&gt;</text:span><text:span text:style-name="T4">days</text:span><text:span text:style-name="T2">;</text:span></text:p>
      <text:p text:style-name="P7">}</text:p>
      <text:p text:style-name="P11"/>
      <text:p text:style-name="P8">/**</text:p>
      <text:p text:style-name="P8">* Get next working day (skips weekends and holidays)</text:p>
      <text:p text:style-name="P8">*/</text:p>
      <text:p text:style-name="P1"><text:span text:style-name="T1">public</text:span><text:span text:style-name="T2"> </text:span><text:span text:style-name="T1">function</text:span><text:span text:style-name="T2"> </text:span><text:span text:style-name="T5">getNextWorkday</text:span><text:span text:style-name="T2">(</text:span></text:p>
      <text:p text:style-name="P1"><text:span text:style-name="T3">DateTimeInterface</text:span><text:span text:style-name="T2"> </text:span><text:span text:style-name="T4">$date</text:span><text:span text:style-name="T2">,</text:span></text:p>
      <text:p text:style-name="P1"><text:span text:style-name="T1">string</text:span><text:span text:style-name="T2"> </text:span><text:span text:style-name="T4">$zone</text:span><text:span text:style-name="T2"> = </text:span><text:span text:style-name="T7">'metropole'</text:span><text:span text:style-name="T2">,</text:span></text:p>
      <text:p text:style-name="P1"><text:span text:style-name="T2">?</text:span><text:span text:style-name="T1">string</text:span><text:span text:style-name="T2"> </text:span><text:span text:style-name="T4">$year</text:span><text:span text:style-name="T2"> = </text:span><text:span text:style-name="T1">null</text:span></text:p>
      <text:p text:style-name="P1"><text:span text:style-name="T2">): </text:span><text:span text:style-name="T3">DateTimeInterface</text:span><text:span text:style-name="T2"> {</text:span></text:p>
      <text:p text:style-name="P1"><text:span text:style-name="T4">$date</text:span><text:span text:style-name="T2"> = </text:span><text:span text:style-name="T1">$this</text:span><text:span text:style-name="T2">-&gt;</text:span><text:span text:style-name="T5">ensureDateTime</text:span><text:span text:style-name="T2">(</text:span><text:span text:style-name="T4">$date</text:span><text:span text:style-name="T2">);</text:span></text:p>
      <text:p text:style-name="P1"><text:span text:style-name="T4">$year</text:span><text:span text:style-name="T2"> = </text:span><text:span text:style-name="T4">$year</text:span><text:span text:style-name="T2"> ?? </text:span><text:span text:style-name="T4">$date</text:span><text:span text:style-name="T2">-&gt;</text:span><text:span text:style-name="T5">format</text:span><text:span text:style-name="T2">(</text:span><text:span text:style-name="T7">'Y'</text:span><text:span text:style-name="T2">);</text:span></text:p>
      <text:p text:style-name="P1"><text:span text:style-name="T4">$nextDay</text:span><text:span text:style-name="T2"> = </text:span><text:span text:style-name="T1">clone</text:span><text:span text:style-name="T2"> </text:span><text:span text:style-name="T4">$date</text:span><text:span text:style-name="T2">;</text:span></text:p>
      <text:p text:style-name="P11"/>
      <text:p text:style-name="P1"><text:span text:style-name="T6">do</text:span><text:span text:style-name="T2"> {</text:span></text:p>
      <text:p text:style-name="P1"><text:span text:style-name="T4">$nextDay</text:span><text:span text:style-name="T2">-&gt;</text:span><text:span text:style-name="T5">modify</text:span><text:span text:style-name="T2">(</text:span><text:span text:style-name="T7">'+1 day'</text:span><text:span text:style-name="T2">);</text:span></text:p>
      <text:p text:style-name="P1"><text:span text:style-name="T2">} </text:span><text:span text:style-name="T6">while</text:span><text:span text:style-name="T2"> (</text:span></text:p>
      <text:p text:style-name="P1"><text:span text:style-name="T1">$this</text:span><text:span text:style-name="T2">-&gt;</text:span><text:span text:style-name="T5">isWeekend</text:span><text:span text:style-name="T2">(</text:span><text:span text:style-name="T4">$nextDay</text:span><text:span text:style-name="T2">) || </text:span></text:p>
      <text:p text:style-name="P1"><text:span text:style-name="T1">$this</text:span><text:span text:style-name="T2">-&gt;</text:span><text:span text:style-name="T5">isHoliday</text:span><text:span text:style-name="T2">(</text:span><text:span text:style-name="T4">$nextDay</text:span><text:span text:style-name="T2">, </text:span><text:span text:style-name="T4">$zone</text:span><text:span text:style-name="T2">, </text:span><text:span text:style-name="T4">$year</text:span><text:span text:style-name="T2">)</text:span></text:p>
      <text:p text:style-name="P7">);</text:p>
      <text:p text:style-name="P11"/>
      <text:p text:style-name="P1"><text:soft-page-break/><text:span text:style-name="T6">return</text:span><text:span text:style-name="T2"> </text:span><text:span text:style-name="T4">$nextDay</text:span><text:span text:style-name="T2">;</text:span></text:p>
      <text:p text:style-name="P7">}</text:p>
      <text:p text:style-name="P11"/>
      <text:p text:style-name="P8">/**</text:p>
      <text:p text:style-name="P8">* Check if date is weekend (Saturday/Sunday)</text:p>
      <text:p text:style-name="P8">*/</text:p>
      <text:p text:style-name="P1"><text:span text:style-name="T1">private</text:span><text:span text:style-name="T2"> </text:span><text:span text:style-name="T1">function</text:span><text:span text:style-name="T2"> </text:span><text:span text:style-name="T5">isWeekend</text:span><text:span text:style-name="T2">(</text:span><text:span text:style-name="T3">DateTimeInterface</text:span><text:span text:style-name="T2"> </text:span><text:span text:style-name="T4">$date</text:span><text:span text:style-name="T2">): </text:span><text:span text:style-name="T1">bool</text:span></text:p>
      <text:p text:style-name="P7">{</text:p>
      <text:p text:style-name="P1"><text:span text:style-name="T6">return</text:span><text:span text:style-name="T2"> </text:span><text:span text:style-name="T5">in_array</text:span><text:span text:style-name="T2">(</text:span><text:span text:style-name="T4">$date</text:span><text:span text:style-name="T2">-&gt;</text:span><text:span text:style-name="T5">format</text:span><text:span text:style-name="T2">(</text:span><text:span text:style-name="T7">'N'</text:span><text:span text:style-name="T2">), [</text:span><text:span text:style-name="T7">'6'</text:span><text:span text:style-name="T2">, </text:span><text:span text:style-name="T7">'7'</text:span><text:span text:style-name="T2">]);</text:span></text:p>
      <text:p text:style-name="P7">}</text:p>
      <text:p text:style-name="P11"/>
      <text:p text:style-name="P8">/**</text:p>
      <text:p text:style-name="P8">* Check if a date is a holiday</text:p>
      <text:p text:style-name="P8">*/</text:p>
      <text:p text:style-name="P1"><text:span text:style-name="T1">public</text:span><text:span text:style-name="T2"> </text:span><text:span text:style-name="T1">function</text:span><text:span text:style-name="T2"> </text:span><text:span text:style-name="T5">isHoliday</text:span><text:span text:style-name="T2">(</text:span></text:p>
      <text:p text:style-name="P1"><text:span text:style-name="T3">DateTimeInterface</text:span><text:span text:style-name="T2"> </text:span><text:span text:style-name="T4">$date</text:span><text:span text:style-name="T2">,</text:span></text:p>
      <text:p text:style-name="P1"><text:span text:style-name="T1">string</text:span><text:span text:style-name="T2"> </text:span><text:span text:style-name="T4">$zone</text:span><text:span text:style-name="T2">,</text:span></text:p>
      <text:p text:style-name="P1"><text:span text:style-name="T2">?</text:span><text:span text:style-name="T1">string</text:span><text:span text:style-name="T2"> </text:span><text:span text:style-name="T4">$year</text:span><text:span text:style-name="T2"> = </text:span><text:span text:style-name="T1">null</text:span></text:p>
      <text:p text:style-name="P1"><text:span text:style-name="T2">): </text:span><text:span text:style-name="T1">bool</text:span><text:span text:style-name="T2"> {</text:span></text:p>
      <text:p text:style-name="P1"><text:span text:style-name="T4">$year</text:span><text:span text:style-name="T2"> = </text:span><text:span text:style-name="T4">$year</text:span><text:span text:style-name="T2"> ?? </text:span><text:span text:style-name="T4">$date</text:span><text:span text:style-name="T2">-&gt;</text:span><text:span text:style-name="T5">format</text:span><text:span text:style-name="T2">(</text:span><text:span text:style-name="T7">'Y'</text:span><text:span text:style-name="T2">);</text:span></text:p>
      <text:p text:style-name="P1"><text:span text:style-name="T6">return</text:span><text:span text:style-name="T2"> </text:span><text:span text:style-name="T1">$this</text:span><text:span text:style-name="T2">-&gt;</text:span><text:span text:style-name="T4">jourFerieRepository</text:span><text:span text:style-name="T2">-&gt;</text:span><text:span text:style-name="T5">createQueryBuilder</text:span><text:span text:style-name="T2">(</text:span><text:span text:style-name="T7">'j'</text:span><text:span text:style-name="T2">)</text:span></text:p>
      <text:p text:style-name="P1"><text:span text:style-name="T2">-&gt;</text:span><text:span text:style-name="T5">where</text:span><text:span text:style-name="T2">(</text:span><text:span text:style-name="T7">'j.date = :date'</text:span><text:span text:style-name="T2">)</text:span></text:p>
      <text:p text:style-name="P1"><text:span text:style-name="T2">-&gt;</text:span><text:span text:style-name="T5">andWhere</text:span><text:span text:style-name="T2">(</text:span><text:span text:style-name="T7">'j.zone = :zone'</text:span><text:span text:style-name="T2">)</text:span></text:p>
      <text:p text:style-name="P1"><text:span text:style-name="T2">-&gt;</text:span><text:span text:style-name="T5">andWhere</text:span><text:span text:style-name="T2">(</text:span><text:span text:style-name="T7">'j.annee = :year'</text:span><text:span text:style-name="T2">)</text:span></text:p>
      <text:p text:style-name="P1"><text:span text:style-name="T2">-&gt;</text:span><text:span text:style-name="T5">setParameter</text:span><text:span text:style-name="T2">(</text:span><text:span text:style-name="T7">'date'</text:span><text:span text:style-name="T2">, </text:span><text:span text:style-name="T4">$date</text:span><text:span text:style-name="T2">-&gt;</text:span><text:span text:style-name="T5">format</text:span><text:span text:style-name="T2">(</text:span><text:span text:style-name="T7">'Y-m-d'</text:span><text:span text:style-name="T2">))</text:span></text:p>
      <text:p text:style-name="P1"><text:span text:style-name="T2">-&gt;</text:span><text:span text:style-name="T5">setParameter</text:span><text:span text:style-name="T2">(</text:span><text:span text:style-name="T7">'zone'</text:span><text:span text:style-name="T2">, </text:span><text:span text:style-name="T4">$zone</text:span><text:span text:style-name="T2">)</text:span></text:p>
      <text:p text:style-name="P1"><text:span text:style-name="T2">-&gt;</text:span><text:span text:style-name="T5">setParameter</text:span><text:span text:style-name="T2">(</text:span><text:span text:style-name="T7">'year'</text:span><text:span text:style-name="T2">, </text:span><text:span text:style-name="T4">$year</text:span><text:span text:style-name="T2">)</text:span></text:p>
      <text:p text:style-name="P1"><text:span text:style-name="T2">-&gt;</text:span><text:span text:style-name="T5">getQuery</text:span><text:span text:style-name="T2">()</text:span></text:p>
      <text:p text:style-name="P1"><text:span text:style-name="T2">-&gt;</text:span><text:span text:style-name="T5">getOneOrNullResult</text:span><text:span text:style-name="T2">() !== </text:span><text:span text:style-name="T1">null</text:span><text:span text:style-name="T2">;</text:span></text:p>
      <text:p text:style-name="P7">}</text:p>
      <text:p text:style-name="P11"/>
      <text:p text:style-name="P8">/**</text:p>
      <text:p text:style-name="P8">* Get all weeks between two dates with their metadata</text:p>
      <text:p text:style-name="P8">*/</text:p>
      <text:p text:style-name="P11"/>
      <text:p text:style-name="P1"><text:span text:style-name="T1">public</text:span><text:span text:style-name="T2"> </text:span><text:span text:style-name="T1">function</text:span><text:span text:style-name="T2"> </text:span><text:span text:style-name="T5">getWeeksBetweenDates</text:span><text:span text:style-name="T2">(</text:span><text:span text:style-name="T3">DateTimeInterface</text:span><text:span text:style-name="T2"> </text:span><text:span text:style-name="T4">$startDate</text:span><text:span text:style-name="T2">, </text:span><text:span text:style-name="T3">DateTimeInterface</text:span><text:span text:style-name="T2"> </text:span><text:span text:style-name="T4">$endDate</text:span><text:span text:style-name="T2">): </text:span><text:span text:style-name="T1">array</text:span></text:p>
      <text:p text:style-name="P7">{</text:p>
      <text:p text:style-name="P1"><text:span text:style-name="T4">$start</text:span><text:span text:style-name="T2"> = </text:span><text:span text:style-name="T1">$this</text:span><text:span text:style-name="T2">-&gt;</text:span><text:span text:style-name="T5">ensureDateTime</text:span><text:span text:style-name="T2">(</text:span><text:span text:style-name="T4">$startDate</text:span><text:span text:style-name="T2">);</text:span></text:p>
      <text:p text:style-name="P1"><text:span text:style-name="T4">$end</text:span><text:span text:style-name="T2"> = </text:span><text:span text:style-name="T1">$this</text:span><text:span text:style-name="T2">-&gt;</text:span><text:span text:style-name="T5">ensureDateTime</text:span><text:span text:style-name="T2">(</text:span><text:span text:style-name="T4">$endDate</text:span><text:span text:style-name="T2">);</text:span></text:p>
      <text:p text:style-name="P1"><text:span text:style-name="T4">$weeks</text:span><text:span text:style-name="T2"> = [];</text:span></text:p>
      <text:p text:style-name="P1"><text:span text:style-name="T4">$current</text:span><text:span text:style-name="T2"> = (</text:span><text:span text:style-name="T1">clone</text:span><text:span text:style-name="T2"> </text:span><text:span text:style-name="T4">$start</text:span><text:span text:style-name="T2">)-&gt;</text:span><text:span text:style-name="T5">modify</text:span><text:span text:style-name="T2">(</text:span><text:span text:style-name="T7">'monday this week'</text:span><text:span text:style-name="T2">);</text:span></text:p>
      <text:p text:style-name="P1"><text:span text:style-name="T4">$end</text:span><text:span text:style-name="T2"> = (</text:span><text:span text:style-name="T1">clone</text:span><text:span text:style-name="T2"> </text:span><text:span text:style-name="T4">$end</text:span><text:span text:style-name="T2">)-&gt;</text:span><text:span text:style-name="T5">modify</text:span><text:span text:style-name="T2">(</text:span><text:span text:style-name="T7">'sunday this week'</text:span><text:span text:style-name="T2">);</text:span></text:p>
      <text:p text:style-name="P11"/>
      <text:p text:style-name="P1"><text:span text:style-name="T6">while</text:span><text:span text:style-name="T2"> (</text:span><text:span text:style-name="T4">$current</text:span><text:span text:style-name="T2"> &lt;= </text:span><text:span text:style-name="T4">$end</text:span><text:span text:style-name="T2">) {</text:span></text:p>
      <text:p text:style-name="P1"><text:span text:style-name="T4">$weeks</text:span><text:span text:style-name="T2">[] = [</text:span></text:p>
      <text:p text:style-name="P1"><text:span text:style-name="T7">'year'</text:span><text:span text:style-name="T2"> =&gt; (</text:span><text:span text:style-name="T1">int</text:span><text:span text:style-name="T2">)</text:span><text:span text:style-name="T4">$current</text:span><text:span text:style-name="T2">-&gt;</text:span><text:span text:style-name="T5">format</text:span><text:span text:style-name="T2">(</text:span><text:span text:style-name="T7">'Y'</text:span><text:span text:style-name="T2">),</text:span></text:p>
      <text:p text:style-name="P1"><text:span text:style-name="T7">'week'</text:span><text:span text:style-name="T2"> =&gt; (</text:span><text:span text:style-name="T1">int</text:span><text:span text:style-name="T2">)</text:span><text:span text:style-name="T4">$current</text:span><text:span text:style-name="T2">-&gt;</text:span><text:span text:style-name="T5">format</text:span><text:span text:style-name="T2">(</text:span><text:span text:style-name="T7">'W'</text:span><text:span text:style-name="T2">),</text:span></text:p>
      <text:p text:style-name="P1"><text:soft-page-break/><text:span text:style-name="T7">'month'</text:span><text:span text:style-name="T2"> =&gt; (</text:span><text:span text:style-name="T1">int</text:span><text:span text:style-name="T2">)</text:span><text:span text:style-name="T4">$current</text:span><text:span text:style-name="T2">-&gt;</text:span><text:span text:style-name="T5">format</text:span><text:span text:style-name="T2">(</text:span><text:span text:style-name="T7">'m'</text:span><text:span text:style-name="T2">),</text:span></text:p>
      <text:p text:style-name="P1"><text:span text:style-name="T7">'number'</text:span><text:span text:style-name="T2"> =&gt; (</text:span><text:span text:style-name="T1">int</text:span><text:span text:style-name="T2">)</text:span><text:span text:style-name="T4">$current</text:span><text:span text:style-name="T2">-&gt;</text:span><text:span text:style-name="T5">format</text:span><text:span text:style-name="T2">(</text:span><text:span text:style-name="T7">'W'</text:span><text:span text:style-name="T2">),</text:span></text:p>
      <text:p text:style-name="P1"><text:span text:style-name="T7">'start_date'</text:span><text:span text:style-name="T2"> =&gt; </text:span><text:span text:style-name="T1">clone</text:span><text:span text:style-name="T2"> </text:span><text:span text:style-name="T4">$current</text:span><text:span text:style-name="T2">,</text:span></text:p>
      <text:p text:style-name="P1"><text:span text:style-name="T7">'end_date'</text:span><text:span text:style-name="T2"> =&gt; (</text:span><text:span text:style-name="T1">clone</text:span><text:span text:style-name="T2"> </text:span><text:span text:style-name="T4">$current</text:span><text:span text:style-name="T2">)-&gt;</text:span><text:span text:style-name="T5">modify</text:span><text:span text:style-name="T2">(</text:span><text:span text:style-name="T7">'+6 days'</text:span><text:span text:style-name="T2">)</text:span></text:p>
      <text:p text:style-name="P7">];</text:p>
      <text:p text:style-name="P1"><text:span text:style-name="T4">$current</text:span><text:span text:style-name="T2">-&gt;</text:span><text:span text:style-name="T5">modify</text:span><text:span text:style-name="T2">(</text:span><text:span text:style-name="T7">'+1 week'</text:span><text:span text:style-name="T2">);</text:span></text:p>
      <text:p text:style-name="P7">}</text:p>
      <text:p text:style-name="P11"/>
      <text:p text:style-name="P1"><text:span text:style-name="T6">return</text:span><text:span text:style-name="T2"> </text:span><text:span text:style-name="T4">$weeks</text:span><text:span text:style-name="T2">;</text:span></text:p>
      <text:p text:style-name="P7">}</text:p>
      <text:p text:style-name="P11"/>
      <text:p text:style-name="P8">/**</text:p>
      <text:p text:style-name="P8">* Get number of weeks between two dates</text:p>
      <text:p text:style-name="P8">*/</text:p>
      <text:p text:style-name="P1"><text:span text:style-name="T1">public</text:span><text:span text:style-name="T2"> </text:span><text:span text:style-name="T1">function</text:span><text:span text:style-name="T2"> </text:span><text:span text:style-name="T5">getWeeksBetween</text:span><text:span text:style-name="T2">(</text:span><text:span text:style-name="T3">DateTimeInterface</text:span><text:span text:style-name="T2"> </text:span><text:span text:style-name="T4">$date1</text:span><text:span text:style-name="T2">, </text:span><text:span text:style-name="T3">DateTimeInterface</text:span><text:span text:style-name="T2"> </text:span><text:span text:style-name="T4">$date2</text:span><text:span text:style-name="T2">): </text:span><text:span text:style-name="T1">int</text:span></text:p>
      <text:p text:style-name="P7">{</text:p>
      <text:p text:style-name="P1"><text:span text:style-name="T4">$date1</text:span><text:span text:style-name="T2"> = </text:span><text:span text:style-name="T1">$this</text:span><text:span text:style-name="T2">-&gt;</text:span><text:span text:style-name="T5">ensureDateTime</text:span><text:span text:style-name="T2">(</text:span><text:span text:style-name="T4">$date1</text:span><text:span text:style-name="T2">)-&gt;</text:span><text:span text:style-name="T5">modify</text:span><text:span text:style-name="T2">(</text:span><text:span text:style-name="T7">'monday this week'</text:span><text:span text:style-name="T2">);</text:span></text:p>
      <text:p text:style-name="P1"><text:span text:style-name="T4">$date2</text:span><text:span text:style-name="T2"> = </text:span><text:span text:style-name="T1">$this</text:span><text:span text:style-name="T2">-&gt;</text:span><text:span text:style-name="T5">ensureDateTime</text:span><text:span text:style-name="T2">(</text:span><text:span text:style-name="T4">$date2</text:span><text:span text:style-name="T2">)-&gt;</text:span><text:span text:style-name="T5">modify</text:span><text:span text:style-name="T2">(</text:span><text:span text:style-name="T7">'monday this week'</text:span><text:span text:style-name="T2">);</text:span></text:p>
      <text:p text:style-name="P1"><text:span text:style-name="T6">return</text:span><text:span text:style-name="T2"> (</text:span><text:span text:style-name="T1">int</text:span><text:span text:style-name="T2">)(</text:span><text:span text:style-name="T4">$date1</text:span><text:span text:style-name="T2">-&gt;</text:span><text:span text:style-name="T5">diff</text:span><text:span text:style-name="T2">(</text:span><text:span text:style-name="T4">$date2</text:span><text:span text:style-name="T2">)-&gt;</text:span><text:span text:style-name="T4">days</text:span><text:span text:style-name="T2"> / </text:span><text:span text:style-name="T8">7</text:span><text:span text:style-name="T2">);</text:span></text:p>
      <text:p text:style-name="P7">}</text:p>
      <text:p text:style-name="P11"/>
      <text:p text:style-name="P8">/**</text:p>
      <text:p text:style-name="P8">* Get ISO week number for a given date</text:p>
      <text:p text:style-name="P8">*/</text:p>
      <text:p text:style-name="P1"><text:span text:style-name="T1">public</text:span><text:span text:style-name="T2"> </text:span><text:span text:style-name="T1">function</text:span><text:span text:style-name="T2"> </text:span><text:span text:style-name="T5">getWeekNumber</text:span><text:span text:style-name="T2">(</text:span><text:span text:style-name="T3">DateTimeInterface</text:span><text:span text:style-name="T2"> </text:span><text:span text:style-name="T4">$date</text:span><text:span text:style-name="T2">): </text:span><text:span text:style-name="T1">int</text:span></text:p>
      <text:p text:style-name="P7">{</text:p>
      <text:p text:style-name="P1"><text:span text:style-name="T6">return</text:span><text:span text:style-name="T2"> (</text:span><text:span text:style-name="T1">int</text:span><text:span text:style-name="T2">)</text:span><text:span text:style-name="T4">$date</text:span><text:span text:style-name="T2">-&gt;</text:span><text:span text:style-name="T5">format</text:span><text:span text:style-name="T2">(</text:span><text:span text:style-name="T7">'W'</text:span><text:span text:style-name="T2">);</text:span></text:p>
      <text:p text:style-name="P7">}</text:p>
      <text:p text:style-name="P11"/>
      <text:p text:style-name="P8">/**</text:p>
      <text:p text:style-name="P8">* Get first day of week (Monday) for a given date</text:p>
      <text:p text:style-name="P8">*/</text:p>
      <text:p text:style-name="P1"><text:span text:style-name="T1">public</text:span><text:span text:style-name="T2"> </text:span><text:span text:style-name="T1">function</text:span><text:span text:style-name="T2"> </text:span><text:span text:style-name="T5">getFirstDayOfWeek</text:span><text:span text:style-name="T2">(</text:span><text:span text:style-name="T3">DateTimeInterface</text:span><text:span text:style-name="T2"> </text:span><text:span text:style-name="T4">$date</text:span><text:span text:style-name="T2">): </text:span><text:span text:style-name="T3">DateTimeInterface</text:span></text:p>
      <text:p text:style-name="P7">{</text:p>
      <text:p text:style-name="P1"><text:span text:style-name="T6">return</text:span><text:span text:style-name="T2"> </text:span><text:span text:style-name="T1">$this</text:span><text:span text:style-name="T2">-&gt;</text:span><text:span text:style-name="T5">ensureDateTime</text:span><text:span text:style-name="T2">(</text:span><text:span text:style-name="T4">$date</text:span><text:span text:style-name="T2">)-&gt;</text:span><text:span text:style-name="T5">modify</text:span><text:span text:style-name="T2">(</text:span><text:span text:style-name="T7">'monday this week'</text:span><text:span text:style-name="T2">);</text:span></text:p>
      <text:p text:style-name="P7">}</text:p>
      <text:p text:style-name="P11"/>
      <text:p text:style-name="P8">/**</text:p>
      <text:p text:style-name="P8">* Get first day of month for a given date</text:p>
      <text:p text:style-name="P8">*/</text:p>
      <text:p text:style-name="P1"><text:span text:style-name="T1">public</text:span><text:span text:style-name="T2"> </text:span><text:span text:style-name="T1">function</text:span><text:span text:style-name="T2"> </text:span><text:span text:style-name="T5">getFirstDayOfMonth</text:span><text:span text:style-name="T2">(</text:span><text:span text:style-name="T3">DateTimeInterface</text:span><text:span text:style-name="T2"> </text:span><text:span text:style-name="T4">$date</text:span><text:span text:style-name="T2">): </text:span><text:span text:style-name="T3">DateTimeInterface</text:span></text:p>
      <text:p text:style-name="P7">{</text:p>
      <text:p text:style-name="P1"><text:span text:style-name="T6">return</text:span><text:span text:style-name="T2"> </text:span><text:span text:style-name="T1">$this</text:span><text:span text:style-name="T2">-&gt;</text:span><text:span text:style-name="T5">ensureDateTime</text:span><text:span text:style-name="T2">(</text:span><text:span text:style-name="T4">$date</text:span><text:span text:style-name="T2">)-&gt;</text:span><text:span text:style-name="T5">modify</text:span><text:span text:style-name="T2">(</text:span><text:span text:style-name="T7">'first day of this month'</text:span><text:span text:style-name="T2">);</text:span></text:p>
      <text:p text:style-name="P7">}</text:p>
      <text:p text:style-name="P7">}</text:p>
      <text:p text:style-name="P2"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8">// namespace App\Service\DateLibrary;</text:p>
      <text:p text:style-name="P11"/>
      <text:p text:style-name="P8">// use App\Repository\JourFerieRepository;</text:p>
      <text:p text:style-name="P8">// use DateTime;</text:p>
      <text:p text:style-name="P8">// use DateTimeInterface;</text:p>
      <text:p text:style-name="P11"/>
      <text:p text:style-name="P8">// class DateService</text:p>
      <text:p text:style-name="P8">// {</text:p>
      <text:p text:style-name="P8">// private JourFerieRepository $jourFerieRepository;</text:p>
      <text:p text:style-name="P11"/>
      <text:p text:style-name="P8">// public function __construct(JourFerieRepository $jourFerieRepository)</text:p>
      <text:p text:style-name="P8">// {</text:p>
      <text:p text:style-name="P8">// $this-&gt;jourFerieRepository = $jourFerieRepository;</text:p>
      <text:p text:style-name="P8">// }</text:p>
      <text:p text:style-name="P11"/>
      <text:p text:style-name="P8">// public function getDaysBetween(DateTimeInterface $date1, DateTimeInterface $date2): int</text:p>
      <text:p text:style-name="P8">// {</text:p>
      <text:p text:style-name="P8">// return abs($date1-&gt;diff($date2)-&gt;days) + 1;</text:p>
      <text:p text:style-name="P8">// }</text:p>
      <text:p text:style-name="P11"/>
      <text:p text:style-name="P8">// /**</text:p>
      <text:p text:style-name="P8">// * Get number of days in a given month and year</text:p>
      <text:p text:style-name="P8">// */</text:p>
      <text:p text:style-name="P8">// public function getDaysInMonth(int $month, int $year): int</text:p>
      <text:p text:style-name="P8">// {</text:p>
      <text:p text:style-name="P8">// return cal_days_in_month(CAL_GREGORIAN, $month, $year);</text:p>
      <text:p text:style-name="P8">// }</text:p>
      <text:p text:style-name="P12"><text:soft-page-break/></text:p>
      <text:p text:style-name="P8">// /**</text:p>
      <text:p text:style-name="P8">// * Get all months between two dates (format: Y-m)</text:p>
      <text:p text:style-name="P8">// */</text:p>
      <text:p text:style-name="P8">// public function getMonthsBetweenDates(DateTimeInterface $start, DateTimeInterface $end): array</text:p>
      <text:p text:style-name="P8">// {</text:p>
      <text:p text:style-name="P8">// $start = (new DateTime())-&gt;setTimestamp($start-&gt;getTimestamp());</text:p>
      <text:p text:style-name="P8">// $end = (new DateTime())-&gt;setTimestamp($end-&gt;getTimestamp());</text:p>
      <text:p text:style-name="P8">// $months = [];</text:p>
      <text:p text:style-name="P8">// $current = clone $start;</text:p>
      <text:p text:style-name="P8">// $current-&gt;modify('first day of this month');</text:p>
      <text:p text:style-name="P8">// while ($current &lt;= $end) {</text:p>
      <text:p text:style-name="P8">// $months[] = $current-&gt;format('Y-m');</text:p>
      <text:p text:style-name="P8">// $current-&gt;modify('+1 month');</text:p>
      <text:p text:style-name="P8">// }</text:p>
      <text:p text:style-name="P8">// return $months;</text:p>
      <text:p text:style-name="P8">// }</text:p>
      <text:p text:style-name="P11"/>
      <text:p text:style-name="P8">// public function getOffsetDaysBetween(DateTimeInterface $start, DateTimeInterface $end): int</text:p>
      <text:p text:style-name="P8">// {</text:p>
      <text:p text:style-name="P8">// return (int) $start-&gt;diff($end)-&gt;days;</text:p>
      <text:p text:style-name="P8">// }</text:p>
      <text:p text:style-name="P12"/>
      <text:p text:style-name="P8">// /**</text:p>
      <text:p text:style-name="P8">// * Get days from project start to target date</text:p>
      <text:p text:style-name="P8">// */</text:p>
      <text:p text:style-name="P8">// public function getDaysFromStart(DateTimeInterface $startDate, DateTimeInterface $targetDate): int</text:p>
      <text:p text:style-name="P8">// {</text:p>
      <text:p text:style-name="P8">// return $startDate-&gt;diff($targetDate)-&gt;days;</text:p>
      <text:p text:style-name="P8">// }</text:p>
      <text:p text:style-name="P11"/>
      <text:p text:style-name="P8">// /**</text:p>
      <text:p text:style-name="P8">// * Get next working day (skips weekends and holidays)</text:p>
      <text:p text:style-name="P8">// */</text:p>
      <text:p text:style-name="P8">// public function getNextWorkday(</text:p>
      <text:p text:style-name="P8">// DateTimeInterface $date,</text:p>
      <text:p text:style-name="P8">// string $zone = 'metropole',</text:p>
      <text:p text:style-name="P8">// ?string $year = null</text:p>
      <text:p text:style-name="P8">// ): DateTimeInterface {</text:p>
      <text:p text:style-name="P8">// $date = $this-&gt;convertToDateTime($date);</text:p>
      <text:p text:style-name="P8">// $year = $year ?? $date-&gt;format('Y');</text:p>
      <text:p text:style-name="P8">// $nextDay = clone $date;</text:p>
      <text:p text:style-name="P11"/>
      <text:p text:style-name="P8"><text:soft-page-break/>// do {</text:p>
      <text:p text:style-name="P8">// $nextDay-&gt;modify('+1 day');</text:p>
      <text:p text:style-name="P8">// } while (</text:p>
      <text:p text:style-name="P8">// $this-&gt;isWeekend($nextDay) || </text:p>
      <text:p text:style-name="P8">// $this-&gt;isHoliday($nextDay, $zone, $year)</text:p>
      <text:p text:style-name="P8">// );</text:p>
      <text:p text:style-name="P11"/>
      <text:p text:style-name="P8">// return $nextDay;</text:p>
      <text:p text:style-name="P8">// }</text:p>
      <text:p text:style-name="P11"/>
      <text:p text:style-name="P11"/>
      <text:p text:style-name="P8">// /**</text:p>
      <text:p text:style-name="P8">// * Check if date is weekend (Saturday/Sunday)</text:p>
      <text:p text:style-name="P8">// */</text:p>
      <text:p text:style-name="P8">// private function isWeekend(DateTimeInterface $date): bool</text:p>
      <text:p text:style-name="P8">// {</text:p>
      <text:p text:style-name="P8">// return in_array($date-&gt;format('N'), ['6', '7']);</text:p>
      <text:p text:style-name="P8">// }</text:p>
      <text:p text:style-name="P11"/>
      <text:p text:style-name="P8">// /**</text:p>
      <text:p text:style-name="P8">// * Check if a date is a holiday</text:p>
      <text:p text:style-name="P8">// */</text:p>
      <text:p text:style-name="P8">// public function isHoliday(</text:p>
      <text:p text:style-name="P8">// DateTimeInterface $date,</text:p>
      <text:p text:style-name="P8">// string $zone,</text:p>
      <text:p text:style-name="P8">// ?string $year = null</text:p>
      <text:p text:style-name="P8">// ): bool {</text:p>
      <text:p text:style-name="P8">// $year = $year ?? $date-&gt;format('Y');</text:p>
      <text:p text:style-name="P8">// return $this-&gt;jourFerieRepository-&gt;createQueryBuilder('j')</text:p>
      <text:p text:style-name="P8">// -&gt;where('j.date = :date')</text:p>
      <text:p text:style-name="P8">// -&gt;andWhere('j.zone = :zone')</text:p>
      <text:p text:style-name="P8">// -&gt;andWhere('j.annee = :year')</text:p>
      <text:p text:style-name="P8">// -&gt;setParameter('date', $date-&gt;format('Y-m-d'))</text:p>
      <text:p text:style-name="P8">// -&gt;setParameter('zone', $zone)</text:p>
      <text:p text:style-name="P8">// -&gt;setParameter('year', $year)</text:p>
      <text:p text:style-name="P8">// -&gt;getQuery()</text:p>
      <text:p text:style-name="P8">// -&gt;getOneOrNullResult() !== null;</text:p>
      <text:p text:style-name="P8">// }</text:p>
      <text:p text:style-name="P11"/>
      <text:p text:style-name="P8">// /**</text:p>
      <text:p text:style-name="P8">// * Convert DateTimeInterface to DateTime for modification</text:p>
      <text:p text:style-name="P8">// */</text:p>
      <text:p text:style-name="P8">// private function convertToDateTime(DateTimeInterface $date): DateTime</text:p>
      <text:p text:style-name="P8">// {</text:p>
      <text:p text:style-name="P8">// return $date instanceof DateTime ? $date : new DateTime($date-&gt;format('Y-m-d'));</text:p>
      <text:p text:style-name="P8">// }</text:p>
      <text:p text:style-name="P8">// }</text:p>
      <text:p text:style-name="P13"><text:soft-page-break/>this is DateService</text:p>
      <text:p text:style-name="P13">*********************************</text:p>
      <text:p text:style-name="P6">&lt;?php</text:p>
      <text:p text:style-name="P11"/>
      <text:p text:style-name="P1"><text:span text:style-name="T1">namespace</text:span><text:span text:style-name="T2"> </text:span><text:span text:style-name="T3">App\Security</text:span><text:span text:style-name="T2">;</text:span></text:p>
      <text:p text:style-name="P11"/>
      <text:p text:style-name="P1"><text:span text:style-name="T1">use</text:span><text:span text:style-name="T2"> App\Entity\</text:span><text:span text:style-name="T3">Formation</text:span><text:span text:style-name="T2">;</text:span></text:p>
      <text:p text:style-name="P1"><text:span text:style-name="T1">use</text:span><text:span text:style-name="T2"> App\Entity\</text:span><text:span text:style-name="T3">Utilisateurs</text:span><text:span text:style-name="T2">;</text:span></text:p>
      <text:p text:style-name="P1"><text:span text:style-name="T1">use</text:span><text:span text:style-name="T2"> Psr\Log\</text:span><text:span text:style-name="T3">LoggerInterface</text:span><text:span text:style-name="T2">;</text:span></text:p>
      <text:p text:style-name="P1"><text:span text:style-name="T1">use</text:span><text:span text:style-name="T2"> Symfony\Bundle\SecurityBundle\</text:span><text:span text:style-name="T3">Security</text:span><text:span text:style-name="T2">;</text:span></text:p>
      <text:p text:style-name="P1"><text:span text:style-name="T1">use</text:span><text:span text:style-name="T2"> Symfony\Component\Security\Core\Authentication\Token\</text:span><text:span text:style-name="T3">TokenInterface</text:span><text:span text:style-name="T2">;</text:span></text:p>
      <text:p text:style-name="P1"><text:span text:style-name="T1">use</text:span><text:span text:style-name="T2"> Symfony\Component\Security\Core\Authorization\Voter\</text:span><text:span text:style-name="T3">Voter</text:span><text:span text:style-name="T2">;</text:span></text:p>
      <text:p text:style-name="P11"/>
      <text:p text:style-name="P1"><text:span text:style-name="T1">class</text:span><text:span text:style-name="T2"> </text:span><text:span text:style-name="T3">FormationVoter</text:span><text:span text:style-name="T2"> </text:span><text:span text:style-name="T1">extends</text:span><text:span text:style-name="T2"> </text:span><text:span text:style-name="T3">Voter</text:span></text:p>
      <text:p text:style-name="P7">{</text:p>
      <text:p text:style-name="P1"><text:span text:style-name="T1">public</text:span><text:span text:style-name="T2"> </text:span><text:span text:style-name="T1">const</text:span><text:span text:style-name="T2"> ADD = </text:span><text:span text:style-name="T7">'user_add'</text:span><text:span text:style-name="T2">;</text:span></text:p>
      <text:p text:style-name="P1"><text:span text:style-name="T1">public</text:span><text:span text:style-name="T2"> </text:span><text:span text:style-name="T1">const</text:span><text:span text:style-name="T2"> EDIT = </text:span><text:span text:style-name="T7">'user_edit'</text:span><text:span text:style-name="T2">;</text:span></text:p>
      <text:p text:style-name="P1"><text:span text:style-name="T1">public</text:span><text:span text:style-name="T2"> </text:span><text:span text:style-name="T1">const</text:span><text:span text:style-name="T2"> DELETE = </text:span><text:span text:style-name="T7">'user_delete'</text:span><text:span text:style-name="T2">;</text:span></text:p>
      <text:p text:style-name="P11"/>
      <text:p text:style-name="P1"><text:span text:style-name="T1">private</text:span><text:span text:style-name="T2"> </text:span><text:span text:style-name="T3">Security</text:span><text:span text:style-name="T2"> </text:span><text:span text:style-name="T4">$security</text:span><text:span text:style-name="T2">;</text:span></text:p>
      <text:p text:style-name="P1"><text:span text:style-name="T1">private</text:span><text:span text:style-name="T2"> </text:span><text:span text:style-name="T3">LoggerInterface</text:span><text:span text:style-name="T2"> </text:span><text:span text:style-name="T4">$logger</text:span><text:span text:style-name="T2">;</text:span></text:p>
      <text:p text:style-name="P11"/>
      <text:p text:style-name="P1"><text:span text:style-name="T1">public</text:span><text:span text:style-name="T2"> </text:span><text:span text:style-name="T1">function</text:span><text:span text:style-name="T2"> </text:span><text:span text:style-name="T5">__construct</text:span><text:span text:style-name="T2">(</text:span><text:span text:style-name="T3">Security</text:span><text:span text:style-name="T2"> </text:span><text:span text:style-name="T4">$security</text:span><text:span text:style-name="T2">, </text:span><text:span text:style-name="T3">LoggerInterface</text:span><text:span text:style-name="T2"> </text:span><text:span text:style-name="T4">$logger</text:span><text:span text:style-name="T2">)</text:span></text:p>
      <text:p text:style-name="P7">{</text:p>
      <text:p text:style-name="P1"><text:span text:style-name="T1">$this</text:span><text:span text:style-name="T2">-&gt;</text:span><text:span text:style-name="T4">security</text:span><text:span text:style-name="T2"> = </text:span><text:span text:style-name="T4">$security</text:span><text:span text:style-name="T2">;</text:span></text:p>
      <text:p text:style-name="P1"><text:span text:style-name="T1">$this</text:span><text:span text:style-name="T2">-&gt;</text:span><text:span text:style-name="T4">logger</text:span><text:span text:style-name="T2"> = </text:span><text:span text:style-name="T4">$logger</text:span><text:span text:style-name="T2">;</text:span></text:p>
      <text:p text:style-name="P7">}</text:p>
      <text:p text:style-name="P11"/>
      <text:p text:style-name="P1"><text:span text:style-name="T1">protected</text:span><text:span text:style-name="T2"> </text:span><text:span text:style-name="T1">function</text:span><text:span text:style-name="T2"> </text:span><text:span text:style-name="T5">supports</text:span><text:span text:style-name="T2">(</text:span><text:span text:style-name="T1">string</text:span><text:span text:style-name="T2"> </text:span><text:span text:style-name="T4">$attribute</text:span><text:span text:style-name="T2">, </text:span><text:span text:style-name="T1">mixed</text:span><text:span text:style-name="T2"> </text:span><text:span text:style-name="T4">$subject</text:span><text:span text:style-name="T2">): </text:span><text:span text:style-name="T1">bool</text:span></text:p>
      <text:p text:style-name="P7">{</text:p>
      <text:p text:style-name="P1"><text:span text:style-name="T6">return</text:span><text:span text:style-name="T2"> </text:span><text:span text:style-name="T5">in_array</text:span><text:span text:style-name="T2">(</text:span><text:span text:style-name="T4">$attribute</text:span><text:span text:style-name="T2">, [</text:span><text:span text:style-name="T1">self</text:span><text:span text:style-name="T2">::EDIT, </text:span><text:span text:style-name="T1">self</text:span><text:span text:style-name="T2">::DELETE], </text:span><text:span text:style-name="T1">true</text:span><text:span text:style-name="T2">) </text:span></text:p>
      <text:p text:style-name="P1"><text:span text:style-name="T2">&amp;&amp; </text:span><text:span text:style-name="T4">$subject</text:span><text:span text:style-name="T2"> instanceof </text:span><text:span text:style-name="T3">Formation</text:span><text:span text:style-name="T2">;</text:span></text:p>
      <text:p text:style-name="P7">}</text:p>
      <text:p text:style-name="P11"/>
      <text:p text:style-name="P1"><text:span text:style-name="T1">protected</text:span><text:span text:style-name="T2"> </text:span><text:span text:style-name="T1">function</text:span><text:span text:style-name="T2"> </text:span><text:span text:style-name="T5">voteOnAttribute</text:span><text:span text:style-name="T2">(</text:span><text:span text:style-name="T1">string</text:span><text:span text:style-name="T2"> </text:span><text:span text:style-name="T4">$attribute</text:span><text:span text:style-name="T2">, </text:span><text:span text:style-name="T1">mixed</text:span><text:span text:style-name="T2"> </text:span><text:span text:style-name="T4">$formation</text:span><text:span text:style-name="T2">, </text:span><text:span text:style-name="T3">TokenInterface</text:span><text:span text:style-name="T2"> </text:span><text:span text:style-name="T4">$token</text:span><text:span text:style-name="T2">): </text:span><text:span text:style-name="T1">bool</text:span></text:p>
      <text:p text:style-name="P7">{</text:p>
      <text:p text:style-name="P1"><text:span text:style-name="T4">$user</text:span><text:span text:style-name="T2"> = </text:span><text:span text:style-name="T4">$token</text:span><text:span text:style-name="T2">-&gt;</text:span><text:span text:style-name="T5">getUser</text:span><text:span text:style-name="T2">();</text:span></text:p>
      <text:p text:style-name="P11"/>
      <text:p text:style-name="P1"><text:span text:style-name="T6">if</text:span><text:span text:style-name="T2"> (!</text:span><text:span text:style-name="T4">$user</text:span><text:span text:style-name="T2"> instanceof </text:span><text:span text:style-name="T3">Utilisateurs</text:span><text:span text:style-name="T2">) {</text:span></text:p>
      <text:p text:style-name="P1"><text:span text:style-name="T1">$this</text:span><text:span text:style-name="T2">-&gt;</text:span><text:span text:style-name="T4">logger</text:span><text:span text:style-name="T2">-&gt;</text:span><text:span text:style-name="T5">warning</text:span><text:span text:style-name="T2">(</text:span><text:span text:style-name="T7">"Access denied: Anonymous user tried to {</text:span><text:span text:style-name="T4">$attribute</text:span><text:span text:style-name="T7">} a formation."</text:span><text:span text:style-name="T2">);</text:span></text:p>
      <text:p text:style-name="P1"><text:span text:style-name="T6">return</text:span><text:span text:style-name="T2"> </text:span><text:span text:style-name="T1">false</text:span><text:span text:style-name="T2">;</text:span></text:p>
      <text:p text:style-name="P7">}</text:p>
      <text:p text:style-name="P11"/>
      <text:p text:style-name="P1"><text:span text:style-name="T1">$this</text:span><text:span text:style-name="T2">-&gt;</text:span><text:span text:style-name="T4">logger</text:span><text:span text:style-name="T2">-&gt;</text:span><text:span text:style-name="T5">info</text:span><text:span text:style-name="T2">(</text:span><text:span text:style-name="T7">"Checking {</text:span><text:span text:style-name="T4">$attribute</text:span><text:span text:style-name="T7">} permission for user {</text:span><text:span text:style-name="T4">$user</text:span><text:span text:style-name="T2">-&gt;</text:span><text:span text:style-name="T5">getEmail</text:span><text:span text:style-name="T7">()}"</text:span><text:span text:style-name="T2">);</text:span></text:p>
      <text:p text:style-name="P11"/>
      <text:p text:style-name="P8"><text:soft-page-break/>// ADMIN has full access</text:p>
      <text:p text:style-name="P1"><text:span text:style-name="T6">if</text:span><text:span text:style-name="T2"> (</text:span><text:span text:style-name="T1">$this</text:span><text:span text:style-name="T2">-&gt;</text:span><text:span text:style-name="T4">security</text:span><text:span text:style-name="T2">-&gt;</text:span><text:span text:style-name="T5">isGranted</text:span><text:span text:style-name="T2">(</text:span><text:span text:style-name="T7">'ROLE_ADMIN'</text:span><text:span text:style-name="T2">)) {</text:span></text:p>
      <text:p text:style-name="P1"><text:span text:style-name="T1">$this</text:span><text:span text:style-name="T2">-&gt;</text:span><text:span text:style-name="T4">logger</text:span><text:span text:style-name="T2">-&gt;</text:span><text:span text:style-name="T5">info</text:span><text:span text:style-name="T2">(</text:span><text:span text:style-name="T7">"Access granted: ROLE_ADMIN can {</text:span><text:span text:style-name="T4">$attribute</text:span><text:span text:style-name="T7">}."</text:span><text:span text:style-name="T2">);</text:span></text:p>
      <text:p text:style-name="P1"><text:span text:style-name="T6">return</text:span><text:span text:style-name="T2"> </text:span><text:span text:style-name="T1">true</text:span><text:span text:style-name="T2">;</text:span></text:p>
      <text:p text:style-name="P7">}</text:p>
      <text:p text:style-name="P11"/>
      <text:p text:style-name="P8">// Check permissions based on attribute</text:p>
      <text:p text:style-name="P1"><text:span text:style-name="T6">switch</text:span><text:span text:style-name="T2"> (</text:span><text:span text:style-name="T4">$attribute</text:span><text:span text:style-name="T2">) {</text:span></text:p>
      <text:p text:style-name="P1"><text:span text:style-name="T6">case</text:span><text:span text:style-name="T2"> </text:span><text:span text:style-name="T1">self</text:span><text:span text:style-name="T2">::EDIT:</text:span></text:p>
      <text:p text:style-name="P1"><text:span text:style-name="T4">$result</text:span><text:span text:style-name="T2"> = </text:span><text:span text:style-name="T1">$this</text:span><text:span text:style-name="T2">-&gt;</text:span><text:span text:style-name="T5">canEdit</text:span><text:span text:style-name="T2">(</text:span><text:span text:style-name="T4">$user</text:span><text:span text:style-name="T2">);</text:span></text:p>
      <text:p text:style-name="P1"><text:span text:style-name="T6">break</text:span><text:span text:style-name="T2">;</text:span></text:p>
      <text:p text:style-name="P1"><text:span text:style-name="T6">case</text:span><text:span text:style-name="T2"> </text:span><text:span text:style-name="T1">self</text:span><text:span text:style-name="T2">::DELETE:</text:span></text:p>
      <text:p text:style-name="P1"><text:span text:style-name="T4">$result</text:span><text:span text:style-name="T2"> = </text:span><text:span text:style-name="T1">$this</text:span><text:span text:style-name="T2">-&gt;</text:span><text:span text:style-name="T5">canDelete</text:span><text:span text:style-name="T2">(</text:span><text:span text:style-name="T4">$user</text:span><text:span text:style-name="T2">);</text:span></text:p>
      <text:p text:style-name="P1"><text:span text:style-name="T6">break</text:span><text:span text:style-name="T2">;</text:span></text:p>
      <text:p text:style-name="P1"><text:span text:style-name="T6">default</text:span><text:span text:style-name="T2">:</text:span></text:p>
      <text:p text:style-name="P1"><text:span text:style-name="T4">$result</text:span><text:span text:style-name="T2"> = </text:span><text:span text:style-name="T1">false</text:span><text:span text:style-name="T2">;</text:span></text:p>
      <text:p text:style-name="P7">}</text:p>
      <text:p text:style-name="P11"/>
      <text:p text:style-name="P1"><text:span text:style-name="T6">if</text:span><text:span text:style-name="T2"> (!</text:span><text:span text:style-name="T4">$result</text:span><text:span text:style-name="T2">) {</text:span></text:p>
      <text:p text:style-name="P1"><text:span text:style-name="T1">$this</text:span><text:span text:style-name="T2">-&gt;</text:span><text:span text:style-name="T4">logger</text:span><text:span text:style-name="T2">-&gt;</text:span><text:span text:style-name="T5">warning</text:span><text:span text:style-name="T2">(</text:span><text:span text:style-name="T7">"Access denied: User {</text:span><text:span text:style-name="T4">$user</text:span><text:span text:style-name="T2">-&gt;</text:span><text:span text:style-name="T5">getEmail</text:span><text:span text:style-name="T7">()} does not have permission to {</text:span><text:span text:style-name="T4">$attribute</text:span><text:span text:style-name="T7">}."</text:span><text:span text:style-name="T2">);</text:span></text:p>
      <text:p text:style-name="P7">}</text:p>
      <text:p text:style-name="P11"/>
      <text:p text:style-name="P1"><text:span text:style-name="T6">return</text:span><text:span text:style-name="T2"> </text:span><text:span text:style-name="T4">$result</text:span><text:span text:style-name="T2">;</text:span></text:p>
      <text:p text:style-name="P7">}</text:p>
      <text:p text:style-name="P11"/>
      <text:p text:style-name="P1"><text:span text:style-name="T1">private</text:span><text:span text:style-name="T2"> </text:span><text:span text:style-name="T1">function</text:span><text:span text:style-name="T2"> </text:span><text:span text:style-name="T5">canEdit</text:span><text:span text:style-name="T2">(</text:span><text:span text:style-name="T3">Utilisateurs</text:span><text:span text:style-name="T2"> </text:span><text:span text:style-name="T4">$user</text:span><text:span text:style-name="T2">): </text:span><text:span text:style-name="T1">bool</text:span></text:p>
      <text:p text:style-name="P7">{</text:p>
      <text:p text:style-name="P8">// GESTIONNAIRE can edit</text:p>
      <text:p text:style-name="P1"><text:span text:style-name="T6">if</text:span><text:span text:style-name="T2"> (</text:span><text:span text:style-name="T1">$this</text:span><text:span text:style-name="T2">-&gt;</text:span><text:span text:style-name="T4">security</text:span><text:span text:style-name="T2">-&gt;</text:span><text:span text:style-name="T5">isGranted</text:span><text:span text:style-name="T2">(</text:span><text:span text:style-name="T7">'ROLE_GESTIONNAIRE'</text:span><text:span text:style-name="T2">)) {</text:span></text:p>
      <text:p text:style-name="P1"><text:span text:style-name="T1">$this</text:span><text:span text:style-name="T2">-&gt;</text:span><text:span text:style-name="T4">logger</text:span><text:span text:style-name="T2">-&gt;</text:span><text:span text:style-name="T5">info</text:span><text:span text:style-name="T2">(</text:span><text:span text:style-name="T7">"Access granted: ROLE_GESTIONNAIRE can edit."</text:span><text:span text:style-name="T2">);</text:span></text:p>
      <text:p text:style-name="P1"><text:span text:style-name="T6">return</text:span><text:span text:style-name="T2"> </text:span><text:span text:style-name="T1">true</text:span><text:span text:style-name="T2">;</text:span></text:p>
      <text:p text:style-name="P7">}</text:p>
      <text:p text:style-name="P1"><text:span text:style-name="T6">return</text:span><text:span text:style-name="T2"> </text:span><text:span text:style-name="T1">false</text:span><text:span text:style-name="T2">;</text:span></text:p>
      <text:p text:style-name="P7">}</text:p>
      <text:p text:style-name="P11"/>
      <text:p text:style-name="P1"><text:span text:style-name="T1">private</text:span><text:span text:style-name="T2"> </text:span><text:span text:style-name="T1">function</text:span><text:span text:style-name="T2"> </text:span><text:span text:style-name="T5">canDelete</text:span><text:span text:style-name="T2">(</text:span><text:span text:style-name="T3">Utilisateurs</text:span><text:span text:style-name="T2"> </text:span><text:span text:style-name="T4">$user</text:span><text:span text:style-name="T2">): </text:span><text:span text:style-name="T1">bool</text:span></text:p>
      <text:p text:style-name="P7">{</text:p>
      <text:p text:style-name="P8">// Only ADMIN can delete (already handled in main check)</text:p>
      <text:p text:style-name="P1"><text:span text:style-name="T6">return</text:span><text:span text:style-name="T2"> </text:span><text:span text:style-name="T1">false</text:span><text:span text:style-name="T2">;</text:span></text:p>
      <text:p text:style-name="P7">}</text:p>
      <text:p text:style-name="P7">}</text:p>
      <text:p text:style-name="P2"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/text:p>
      <text:p text:style-name="P8">// namespace App\Security;</text:p>
      <text:p text:style-name="P11"/>
      <text:p text:style-name="P8">// use App\Entity\Formation;</text:p>
      <text:p text:style-name="P11"/>
      <text:p text:style-name="P8">// use App\Entity\Utilisateurs;</text:p>
      <text:p text:style-name="P8">// use Symfony\Component\Security\Core\Authentication\Token\TokenInterface;</text:p>
      <text:p text:style-name="P8">// use Symfony\Component\Security\Core\Authorization\Voter\Voter;</text:p>
      <text:p text:style-name="P11"/>
      <text:p text:style-name="P8">// class FormationVoter extends Voter</text:p>
      <text:p text:style-name="P8">// {</text:p>
      <text:p text:style-name="P8">// // Define your attributes</text:p>
      <text:p text:style-name="P8">// public const EDIT = 'EDIT';</text:p>
      <text:p text:style-name="P8">// public const DELETE = 'DELETE';</text:p>
      <text:p text:style-name="P11"/>
      <text:p text:style-name="P8">// protected function supports(string $attribute, $subject): bool</text:p>
      <text:p text:style-name="P8">// {</text:p>
      <text:p text:style-name="P8">// // Only vote on Formation objects and specific attributes</text:p>
      <text:p text:style-name="P8">// return $subject instanceof Formation &amp;&amp; </text:p>
      <text:p text:style-name="P8">// in_array($attribute, [self::EDIT, self::DELETE]);</text:p>
      <text:p text:style-name="P8">// }</text:p>
      <text:p text:style-name="P11"/>
      <text:p text:style-name="P8">// protected function voteOnAttribute(string $attribute, $formation, TokenInterface $token): bool</text:p>
      <text:p text:style-name="P8">// {</text:p>
      <text:p text:style-name="P8">// $user = $token-&gt;getUser();</text:p>
      <text:p text:style-name="P11"/>
      <text:p text:style-name="P8">// // If user is not logged in, deny access</text:p>
      <text:p text:style-name="P8">// if (!$user instanceof Utilisateurs) {</text:p>
      <text:p text:style-name="P8">// return false;</text:p>
      <text:p text:style-name="P8">// }</text:p>
      <text:p text:style-name="P11"/>
      <text:p text:style-name="P8">// // Check permissions based on attribute</text:p>
      <text:p text:style-name="P8">// return match ($attribute) {</text:p>
      <text:p text:style-name="P8">// self::EDIT =&gt; $this-&gt;canEdit($user),</text:p>
      <text:p text:style-name="P8">// self::DELETE =&gt; $this-&gt;canDelete($user),</text:p>
      <text:p text:style-name="P8"><text:soft-page-break/>// default =&gt; false</text:p>
      <text:p text:style-name="P8">// };</text:p>
      <text:p text:style-name="P8">// }</text:p>
      <text:p text:style-name="P11"/>
      <text:p text:style-name="P8">// private function canEdit(Utilisateurs $user): bool</text:p>
      <text:p text:style-name="P8">// {</text:p>
      <text:p text:style-name="P8">// // Only ADMIN and GESTIONNAIRE can edit</text:p>
      <text:p text:style-name="P8">// return in_array($user-&gt;getRole(), ['ROLE_ADMIN', 'ROLE_GESTIONNAIRE']);</text:p>
      <text:p text:style-name="P8">// }</text:p>
      <text:p text:style-name="P11"/>
      <text:p text:style-name="P8">// private function canDelete(Utilisateurs $user): bool</text:p>
      <text:p text:style-name="P8">// {</text:p>
      <text:p text:style-name="P8">// // Only ADMIN can delete</text:p>
      <text:p text:style-name="P8">// return $user-&gt;getRole() === 'ROLE_ADMIN';</text:p>
      <text:p text:style-name="P8">// }</text:p>
      <text:p text:style-name="P8">// }</text:p>
      <text:p text:style-name="P13"><text:s/>this is uservoter</text:p>
      <text:p text:style-name="P13">************************************</text:p>
      <text:p text:style-name="P6">&lt;?php</text:p>
      <text:p text:style-name="P11"/>
      <text:p text:style-name="P1"><text:span text:style-name="T1">namespace</text:span><text:span text:style-name="T2"> </text:span><text:span text:style-name="T3">App\Security</text:span><text:span text:style-name="T2">;</text:span></text:p>
      <text:p text:style-name="P11"/>
      <text:p text:style-name="P1"><text:span text:style-name="T1">use</text:span><text:span text:style-name="T2"> App\Entity\</text:span><text:span text:style-name="T3">Utilisateurs</text:span><text:span text:style-name="T2">;</text:span></text:p>
      <text:p text:style-name="P1"><text:span text:style-name="T1">use</text:span><text:span text:style-name="T2"> App\Repository\</text:span><text:span text:style-name="T3">UtilisateursRepository</text:span><text:span text:style-name="T2">;</text:span></text:p>
      <text:p text:style-name="P1"><text:span text:style-name="T1">use</text:span><text:span text:style-name="T2"> Symfony\Component\HttpFoundation\</text:span><text:span text:style-name="T3">RedirectResponse</text:span><text:span text:style-name="T2">;</text:span></text:p>
      <text:p text:style-name="P1"><text:span text:style-name="T1">use</text:span><text:span text:style-name="T2"> Symfony\Component\HttpFoundation\</text:span><text:span text:style-name="T3">Request</text:span><text:span text:style-name="T2">;</text:span></text:p>
      <text:p text:style-name="P1"><text:span text:style-name="T1">use</text:span><text:span text:style-name="T2"> Symfony\Component\HttpFoundation\</text:span><text:span text:style-name="T3">Response</text:span><text:span text:style-name="T2">;</text:span></text:p>
      <text:p text:style-name="P1"><text:span text:style-name="T1">use</text:span><text:span text:style-name="T2"> Symfony\Component\Routing\Generator\</text:span><text:span text:style-name="T3">UrlGeneratorInterface</text:span><text:span text:style-name="T2">;</text:span></text:p>
      <text:p text:style-name="P1"><text:span text:style-name="T1">use</text:span><text:span text:style-name="T2"> Symfony\Component\Security\Core\Authentication\Token\</text:span><text:span text:style-name="T3">TokenInterface</text:span><text:span text:style-name="T2">;</text:span></text:p>
      <text:p text:style-name="P1"><text:span text:style-name="T1">use</text:span><text:span text:style-name="T2"> Symfony\Component\Security\Http\Authenticator\</text:span><text:span text:style-name="T3">AbstractLoginFormAuthenticator</text:span><text:span text:style-name="T2">;</text:span></text:p>
      <text:p text:style-name="P1"><text:span text:style-name="T1">use</text:span><text:span text:style-name="T2"> Symfony\Component\Security\Http\Authenticator\Passport\Badge\</text:span><text:span text:style-name="T3">CsrfTokenBadge</text:span><text:span text:style-name="T2">;</text:span></text:p>
      <text:p text:style-name="P1"><text:span text:style-name="T1">use</text:span><text:span text:style-name="T2"> Symfony\Component\Security\Http\Authenticator\Passport\Badge\</text:span><text:span text:style-name="T3">RememberMeBadge</text:span><text:span text:style-name="T2">;</text:span></text:p>
      <text:p text:style-name="P1"><text:span text:style-name="T1">use</text:span><text:span text:style-name="T2"> Symfony\Component\Security\Http\Authenticator\Passport\Badge\</text:span><text:span text:style-name="T3">UserBadge</text:span><text:span text:style-name="T2">;</text:span></text:p>
      <text:p text:style-name="P1"><text:span text:style-name="T1">use</text:span><text:span text:style-name="T2"> Symfony\Component\Security\Http\Authenticator\Passport\Credentials\</text:span><text:span text:style-name="T3">PasswordCredentials</text:span><text:span text:style-name="T2">;</text:span></text:p>
      <text:p text:style-name="P1"><text:span text:style-name="T1">use</text:span><text:span text:style-name="T2"> Symfony\Component\Security\Http\Authenticator\Passport\</text:span><text:span text:style-name="T3">Passport</text:span><text:span text:style-name="T2">;</text:span></text:p>
      <text:p text:style-name="P1"><text:span text:style-name="T1">use</text:span><text:span text:style-name="T2"> Symfony\Component\Security\Http\</text:span><text:span text:style-name="T3">SecurityRequestAttributes</text:span><text:span text:style-name="T2">;</text:span></text:p>
      <text:p text:style-name="P1"><text:span text:style-name="T1">use</text:span><text:span text:style-name="T2"> Symfony\Component\Security\Http\Util\</text:span><text:span text:style-name="T3">TargetPathTrait</text:span><text:span text:style-name="T2">;</text:span></text:p>
      <text:p text:style-name="P11"/>
      <text:p text:style-name="P1"><text:span text:style-name="T1">class</text:span><text:span text:style-name="T2"> </text:span><text:span text:style-name="T3">UsersAuthenticator</text:span><text:span text:style-name="T2"> </text:span><text:span text:style-name="T1">extends</text:span><text:span text:style-name="T2"> </text:span><text:span text:style-name="T3">AbstractLoginFormAuthenticator</text:span></text:p>
      <text:p text:style-name="P7">{</text:p>
      <text:p text:style-name="P1"><text:span text:style-name="T1">use</text:span><text:span text:style-name="T2"> </text:span><text:span text:style-name="T3">TargetPathTrait</text:span><text:span text:style-name="T2">;</text:span></text:p>
      <text:p text:style-name="P11"/>
      <text:p text:style-name="P1"><text:span text:style-name="T1">public</text:span><text:span text:style-name="T2"> </text:span><text:span text:style-name="T1">const</text:span><text:span text:style-name="T2"> LOGIN_ROUTE = </text:span><text:span text:style-name="T7">'app_connexion'</text:span><text:span text:style-name="T2">;</text:span></text:p>
      <text:p text:style-name="P11"/>
      <text:p text:style-name="P1"><text:soft-page-break/><text:span text:style-name="T1">public</text:span><text:span text:style-name="T2"> </text:span><text:span text:style-name="T1">function</text:span><text:span text:style-name="T2"> </text:span><text:span text:style-name="T5">__construct</text:span><text:span text:style-name="T2">(</text:span></text:p>
      <text:p text:style-name="P1"><text:span text:style-name="T1">private</text:span><text:span text:style-name="T2"> </text:span><text:span text:style-name="T1">readonly</text:span><text:span text:style-name="T2"> </text:span><text:span text:style-name="T3">UrlGeneratorInterface</text:span><text:span text:style-name="T2"> </text:span><text:span text:style-name="T4">$urlGenerator</text:span><text:span text:style-name="T2">,</text:span></text:p>
      <text:p text:style-name="P11"/>
      <text:p text:style-name="P1"><text:span text:style-name="T1">private</text:span><text:span text:style-name="T2"> </text:span><text:span text:style-name="T1">readonly</text:span><text:span text:style-name="T2"> </text:span><text:span text:style-name="T3">UtilisateursRepository</text:span><text:span text:style-name="T2"> </text:span><text:span text:style-name="T4">$userRepository</text:span><text:span text:style-name="T2">, </text:span><text:span text:style-name="T9">// ✅ Injected here</text:span></text:p>
      <text:p text:style-name="P7">) {</text:p>
      <text:p text:style-name="P11"/>
      <text:p text:style-name="P7">}</text:p>
      <text:p text:style-name="P11"/>
      <text:p text:style-name="P1"><text:span text:style-name="T1">public</text:span><text:span text:style-name="T2"> </text:span><text:span text:style-name="T1">function</text:span><text:span text:style-name="T2"> </text:span><text:span text:style-name="T5">authenticate</text:span><text:span text:style-name="T2">(</text:span><text:span text:style-name="T3">Request</text:span><text:span text:style-name="T2"> </text:span><text:span text:style-name="T4">$request</text:span><text:span text:style-name="T2">): </text:span><text:span text:style-name="T3">Passport</text:span></text:p>
      <text:p text:style-name="P7">{</text:p>
      <text:p text:style-name="P11"/>
      <text:p text:style-name="P1"><text:span text:style-name="T4">$email</text:span><text:span text:style-name="T2"> = </text:span><text:span text:style-name="T4">$request</text:span><text:span text:style-name="T2">-&gt;</text:span><text:span text:style-name="T4">request</text:span><text:span text:style-name="T2">-&gt;</text:span><text:span text:style-name="T5">getString</text:span><text:span text:style-name="T2">(</text:span><text:span text:style-name="T7">'email'</text:span><text:span text:style-name="T2">, </text:span><text:span text:style-name="T7">''</text:span><text:span text:style-name="T2">);</text:span></text:p>
      <text:p text:style-name="P1"><text:span text:style-name="T4">$password</text:span><text:span text:style-name="T2"> = </text:span><text:span text:style-name="T4">$request</text:span><text:span text:style-name="T2">-&gt;</text:span><text:span text:style-name="T4">request</text:span><text:span text:style-name="T2">-&gt;</text:span><text:span text:style-name="T5">getString</text:span><text:span text:style-name="T2">(</text:span><text:span text:style-name="T7">'password'</text:span><text:span text:style-name="T2">, </text:span><text:span text:style-name="T7">''</text:span><text:span text:style-name="T2">);</text:span></text:p>
      <text:p text:style-name="P1"><text:span text:style-name="T4">$csrfToken</text:span><text:span text:style-name="T2"> = </text:span><text:span text:style-name="T4">$request</text:span><text:span text:style-name="T2">-&gt;</text:span><text:span text:style-name="T4">request</text:span><text:span text:style-name="T2">-&gt;</text:span><text:span text:style-name="T5">getString</text:span><text:span text:style-name="T2">(</text:span><text:span text:style-name="T7">'_csrf_token'</text:span><text:span text:style-name="T2">, </text:span><text:span text:style-name="T7">''</text:span><text:span text:style-name="T2">);</text:span></text:p>
      <text:p text:style-name="P11"/>
      <text:p text:style-name="P1"><text:span text:style-name="T4">$request</text:span><text:span text:style-name="T2">-&gt;</text:span><text:span text:style-name="T5">getSession</text:span><text:span text:style-name="T2">()-&gt;</text:span><text:span text:style-name="T5">set</text:span><text:span text:style-name="T2">(</text:span><text:span text:style-name="T3">SecurityRequestAttributes</text:span><text:span text:style-name="T2">::LAST_USERNAME, </text:span><text:span text:style-name="T4">$email</text:span><text:span text:style-name="T2">);</text:span></text:p>
      <text:p text:style-name="P11"/>
      <text:p text:style-name="P1"><text:span text:style-name="T6">return</text:span><text:span text:style-name="T2"> </text:span><text:span text:style-name="T1">new</text:span><text:span text:style-name="T2"> </text:span><text:span text:style-name="T3">Passport</text:span><text:span text:style-name="T2">(</text:span></text:p>
      <text:p text:style-name="P1"><text:span text:style-name="T1">new</text:span><text:span text:style-name="T2"> </text:span><text:span text:style-name="T3">UserBadge</text:span><text:span text:style-name="T2">(</text:span><text:span text:style-name="T4">$email</text:span><text:span text:style-name="T2">, </text:span><text:span text:style-name="T1">function</text:span><text:span text:style-name="T2"> (</text:span><text:span text:style-name="T4">$userIdentifier</text:span><text:span text:style-name="T2">) {</text:span></text:p>
      <text:p text:style-name="P8">// Use injected userRepository to load user by email</text:p>
      <text:p text:style-name="P1"><text:span text:style-name="T6">return</text:span><text:span text:style-name="T2"> </text:span><text:span text:style-name="T1">$this</text:span><text:span text:style-name="T2">-&gt;</text:span><text:span text:style-name="T4">userRepository</text:span><text:span text:style-name="T2">-&gt;</text:span><text:span text:style-name="T5">findOneBy</text:span><text:span text:style-name="T2">([</text:span><text:span text:style-name="T7">'email'</text:span><text:span text:style-name="T2"> =&gt; </text:span><text:span text:style-name="T4">$userIdentifier</text:span><text:span text:style-name="T2">]);</text:span></text:p>
      <text:p text:style-name="P7">}),</text:p>
      <text:p text:style-name="P1"><text:span text:style-name="T1">new</text:span><text:span text:style-name="T2"> </text:span><text:span text:style-name="T3">PasswordCredentials</text:span><text:span text:style-name="T2">(</text:span><text:span text:style-name="T4">$password</text:span><text:span text:style-name="T2">),</text:span></text:p>
      <text:p text:style-name="P7">[</text:p>
      <text:p text:style-name="P1"><text:span text:style-name="T1">new</text:span><text:span text:style-name="T2"> </text:span><text:span text:style-name="T3">CsrfTokenBadge</text:span><text:span text:style-name="T2">(</text:span><text:span text:style-name="T7">'authenticate'</text:span><text:span text:style-name="T2">, </text:span><text:span text:style-name="T4">$csrfToken</text:span><text:span text:style-name="T2">),</text:span></text:p>
      <text:p text:style-name="P1"><text:span text:style-name="T1">new</text:span><text:span text:style-name="T2"> </text:span><text:span text:style-name="T3">RememberMeBadge</text:span><text:span text:style-name="T2">(), </text:span><text:span text:style-name="T9">// Enable remember me functionality</text:span></text:p>
      <text:p text:style-name="P7">]</text:p>
      <text:p text:style-name="P7">);</text:p>
      <text:p text:style-name="P7">}</text:p>
      <text:p text:style-name="P11"/>
      <text:p text:style-name="P1"><text:span text:style-name="T1">public</text:span><text:span text:style-name="T2"> </text:span><text:span text:style-name="T1">function</text:span><text:span text:style-name="T2"> </text:span><text:span text:style-name="T5">onAuthenticationSuccess</text:span><text:span text:style-name="T2">(</text:span><text:span text:style-name="T3">Request</text:span><text:span text:style-name="T2"> </text:span><text:span text:style-name="T4">$request</text:span><text:span text:style-name="T2">, </text:span><text:span text:style-name="T3">TokenInterface</text:span><text:span text:style-name="T2"> </text:span><text:span text:style-name="T4">$token</text:span><text:span text:style-name="T2">, </text:span><text:span text:style-name="T1">string</text:span><text:span text:style-name="T2"> </text:span><text:span text:style-name="T4">$firewallName</text:span><text:span text:style-name="T2">): ?</text:span><text:span text:style-name="T3">Response</text:span></text:p>
      <text:p text:style-name="P7">{</text:p>
      <text:p text:style-name="P1"><text:span text:style-name="T6">if</text:span><text:span text:style-name="T2"> (</text:span><text:span text:style-name="T4">$targetPath</text:span><text:span text:style-name="T2"> = </text:span><text:span text:style-name="T1">$this</text:span><text:span text:style-name="T2">-&gt;</text:span><text:span text:style-name="T5">getTargetPath</text:span><text:span text:style-name="T2">(</text:span><text:span text:style-name="T4">$request</text:span><text:span text:style-name="T2">-&gt;</text:span><text:span text:style-name="T5">getSession</text:span><text:span text:style-name="T2">(), </text:span><text:span text:style-name="T4">$firewallName</text:span><text:span text:style-name="T2">)) {</text:span></text:p>
      <text:p text:style-name="P1"><text:span text:style-name="T6">return</text:span><text:span text:style-name="T2"> </text:span><text:span text:style-name="T1">new</text:span><text:span text:style-name="T2"> </text:span><text:span text:style-name="T3">RedirectResponse</text:span><text:span text:style-name="T2">(</text:span><text:span text:style-name="T4">$targetPath</text:span><text:span text:style-name="T2">);</text:span></text:p>
      <text:p text:style-name="P7">}</text:p>
      <text:p text:style-name="P11"/>
      <text:p text:style-name="P1"><text:span text:style-name="T9">/** </text:span><text:span text:style-name="T1">@var</text:span><text:span text:style-name="T9"> </text:span><text:span text:style-name="T3">Utilisateurs</text:span><text:span text:style-name="T9"> $user */</text:span></text:p>
      <text:p text:style-name="P1"><text:span text:style-name="T4">$user</text:span><text:span text:style-name="T2"> = </text:span><text:span text:style-name="T4">$token</text:span><text:span text:style-name="T2">-&gt;</text:span><text:span text:style-name="T5">getUser</text:span><text:span text:style-name="T2">();</text:span></text:p>
      <text:p text:style-name="P11"/>
      <text:p text:style-name="P1"><text:span text:style-name="T6">return</text:span><text:span text:style-name="T2"> </text:span><text:span text:style-name="T6">match</text:span><text:span text:style-name="T2"> (</text:span><text:span text:style-name="T1">true</text:span><text:span text:style-name="T2">) {</text:span></text:p>
      <text:p text:style-name="P1"><text:span text:style-name="T4">$user</text:span><text:span text:style-name="T2">-&gt;</text:span><text:span text:style-name="T5">isAdmin</text:span><text:span text:style-name="T2">() </text:span><text:span text:style-name="T1">=&gt;</text:span><text:span text:style-name="T2"> </text:span><text:span text:style-name="T1">new</text:span><text:span text:style-name="T2"> </text:span><text:span text:style-name="T3">RedirectResponse</text:span><text:span text:style-name="T2">(</text:span><text:span text:style-name="T1">$this</text:span><text:span text:style-name="T2">-&gt;</text:span><text:span text:style-name="T4">urlGenerator</text:span><text:span text:style-name="T2">-&gt;</text:span><text:span text:style-name="T5">generate</text:span><text:span text:style-name="T2">(</text:span><text:span text:style-name="T7">'app_formation_index'</text:span><text:span text:style-name="T2">)),</text:span></text:p>
      <text:p text:style-name="P1"><text:span text:style-name="T4">$user</text:span><text:span text:style-name="T2">-&gt;</text:span><text:span text:style-name="T5">isGestionnaire</text:span><text:span text:style-name="T2">() </text:span><text:span text:style-name="T1">=&gt;</text:span><text:span text:style-name="T2"> </text:span><text:span text:style-name="T1">new</text:span><text:span text:style-name="T2"> </text:span><text:span text:style-name="T3">RedirectResponse</text:span><text:span text:style-name="T2">(</text:span><text:span text:style-name="T1">$this</text:span><text:span text:style-name="T2">-&gt;</text:span><text:span text:style-name="T4">urlGenerator</text:span><text:span text:style-name="T2">-&gt;</text:span><text:span text:style-name="T5">generate</text:span><text:span text:style-name="T2">(</text:span><text:span text:style-name="T7">'app_formation_new'</text:span><text:span text:style-name="T2">)),</text:span></text:p>
      <text:p text:style-name="P1"><text:span text:style-name="T4">$user</text:span><text:span text:style-name="T2">-&gt;</text:span><text:span text:style-name="T5">isConsultation</text:span><text:span text:style-name="T2">() </text:span><text:span text:style-name="T1">=&gt;</text:span><text:span text:style-name="T2"> </text:span><text:span text:style-name="T1">new</text:span><text:span text:style-name="T2"> </text:span><text:span text:style-name="T3">RedirectResponse</text:span><text:span text:style-name="T2">(</text:span><text:span text:style-name="T1">$this</text:span><text:span text:style-name="T2">-&gt;</text:span><text:span text:style-name="T4">urlGenerator</text:span><text:span text:style-name="T2">-&gt;</text:span><text:span text:style-name="T5">generate</text:span><text:span text:style-name="T2">(</text:span><text:span text:style-name="T7">'app_planning'</text:span><text:span text:style-name="T2">)),</text:span></text:p>
      <text:p text:style-name="P1"><text:span text:style-name="T6">default</text:span><text:span text:style-name="T2"> </text:span><text:span text:style-name="T1">=&gt;</text:span><text:span text:style-name="T2"> </text:span><text:span text:style-name="T6">throw</text:span><text:span text:style-name="T2"> </text:span><text:span text:style-name="T1">new</text:span><text:span text:style-name="T2"> </text:span><text:span text:style-name="T3">\LogicException</text:span><text:span text:style-name="T2">(</text:span><text:span text:style-name="T7">'Unknown user role'</text:span><text:span text:style-name="T2">),</text:span></text:p>
      <text:p text:style-name="P7"><text:soft-page-break/>};</text:p>
      <text:p text:style-name="P7">}</text:p>
      <text:p text:style-name="P11"/>
      <text:p text:style-name="P1"><text:span text:style-name="T1">protected</text:span><text:span text:style-name="T2"> </text:span><text:span text:style-name="T1">function</text:span><text:span text:style-name="T2"> </text:span><text:span text:style-name="T5">getLoginUrl</text:span><text:span text:style-name="T2">(</text:span><text:span text:style-name="T3">Request</text:span><text:span text:style-name="T2"> </text:span><text:span text:style-name="T4">$request</text:span><text:span text:style-name="T2">): </text:span><text:span text:style-name="T1">string</text:span></text:p>
      <text:p text:style-name="P7">{</text:p>
      <text:p text:style-name="P1"><text:span text:style-name="T6">return</text:span><text:span text:style-name="T2"> </text:span><text:span text:style-name="T1">$this</text:span><text:span text:style-name="T2">-&gt;</text:span><text:span text:style-name="T4">urlGenerator</text:span><text:span text:style-name="T2">-&gt;</text:span><text:span text:style-name="T5">generate</text:span><text:span text:style-name="T2">(</text:span><text:span text:style-name="T1">self</text:span><text:span text:style-name="T2">::LOGIN_ROUTE);</text:span></text:p>
      <text:p text:style-name="P7">}</text:p>
      <text:p text:style-name="P7">}</text:p>
      <text:p text:style-name="P13">this is usersAuthenticator</text:p>
      <text:p text:style-name="P13">***********************************</text:p>
      <text:p text:style-name="P6">&lt;?php</text:p>
      <text:p text:style-name="P11"/>
      <text:p text:style-name="P1"><text:span text:style-name="T1">namespace</text:span><text:span text:style-name="T2"> </text:span><text:span text:style-name="T3">App\DataFixtures</text:span><text:span text:style-name="T2">;</text:span></text:p>
      <text:p text:style-name="P11"/>
      <text:p text:style-name="P1"><text:span text:style-name="T1">use</text:span><text:span text:style-name="T2"> App\Entity\</text:span><text:span text:style-name="T3">Utilisateurs</text:span><text:span text:style-name="T2">;</text:span></text:p>
      <text:p text:style-name="P1"><text:span text:style-name="T1">use</text:span><text:span text:style-name="T2"> Doctrine\Bundle\FixturesBundle\</text:span><text:span text:style-name="T3">Fixture</text:span><text:span text:style-name="T2">;</text:span></text:p>
      <text:p text:style-name="P1"><text:span text:style-name="T1">use</text:span><text:span text:style-name="T2"> Doctrine\Persistence\</text:span><text:span text:style-name="T3">ObjectManager</text:span><text:span text:style-name="T2">;</text:span></text:p>
      <text:p text:style-name="P1"><text:span text:style-name="T1">use</text:span><text:span text:style-name="T2"> Symfony\Component\PasswordHasher\Hasher\</text:span><text:span text:style-name="T3">UserPasswordHasherInterface</text:span><text:span text:style-name="T2">;</text:span></text:p>
      <text:p text:style-name="P11"/>
      <text:p text:style-name="P1"><text:span text:style-name="T1">class</text:span><text:span text:style-name="T2"> </text:span><text:span text:style-name="T3">AppFixtures</text:span><text:span text:style-name="T2"> </text:span><text:span text:style-name="T1">extends</text:span><text:span text:style-name="T2"> </text:span><text:span text:style-name="T3">Fixture</text:span></text:p>
      <text:p text:style-name="P7">{</text:p>
      <text:p text:style-name="P1"><text:span text:style-name="T1">public</text:span><text:span text:style-name="T2"> </text:span><text:span text:style-name="T1">function</text:span><text:span text:style-name="T2"> </text:span><text:span text:style-name="T5">__construct</text:span><text:span text:style-name="T2">(</text:span><text:span text:style-name="T1">private</text:span><text:span text:style-name="T2"> </text:span><text:span text:style-name="T3">UserPasswordHasherInterface</text:span><text:span text:style-name="T2"> </text:span><text:span text:style-name="T4">$hasher</text:span><text:span text:style-name="T2">) {}</text:span></text:p>
      <text:p text:style-name="P11"/>
      <text:p text:style-name="P1"><text:span text:style-name="T1">public</text:span><text:span text:style-name="T2"> </text:span><text:span text:style-name="T1">function</text:span><text:span text:style-name="T2"> </text:span><text:span text:style-name="T5">load</text:span><text:span text:style-name="T2">(</text:span><text:span text:style-name="T3">ObjectManager</text:span><text:span text:style-name="T2"> </text:span><text:span text:style-name="T4">$manager</text:span><text:span text:style-name="T2">): </text:span><text:span text:style-name="T1">void</text:span></text:p>
      <text:p text:style-name="P7">{</text:p>
      <text:p text:style-name="P8">// ROLE_ADMIN user</text:p>
      <text:p text:style-name="P1"><text:span text:style-name="T4">$admin</text:span><text:span text:style-name="T2"> = </text:span><text:span text:style-name="T1">new</text:span><text:span text:style-name="T2"> </text:span><text:span text:style-name="T3">Utilisateurs</text:span><text:span text:style-name="T2">();</text:span></text:p>
      <text:p text:style-name="P1"><text:span text:style-name="T4">$admin</text:span><text:span text:style-name="T2">-&gt;</text:span><text:span text:style-name="T5">setEmail</text:span><text:span text:style-name="T2">(</text:span><text:span text:style-name="T7">'admin@example.fr'</text:span><text:span text:style-name="T2">);</text:span></text:p>
      <text:p text:style-name="P1"><text:span text:style-name="T4">$admin</text:span><text:span text:style-name="T2">-&gt;</text:span><text:span text:style-name="T5">setPassword</text:span><text:span text:style-name="T2">(</text:span><text:span text:style-name="T1">$this</text:span><text:span text:style-name="T2">-&gt;</text:span><text:span text:style-name="T4">hasher</text:span><text:span text:style-name="T2">-&gt;</text:span><text:span text:style-name="T5">hashPassword</text:span><text:span text:style-name="T2">(</text:span><text:span text:style-name="T4">$admin</text:span><text:span text:style-name="T2">, </text:span><text:span text:style-name="T7">'admin1234'</text:span><text:span text:style-name="T2">));</text:span></text:p>
      <text:p text:style-name="P1"><text:span text:style-name="T4">$admin</text:span><text:span text:style-name="T2">-&gt;</text:span><text:span text:style-name="T5">setRole</text:span><text:span text:style-name="T2">(</text:span><text:span text:style-name="T7">'ROLE_ADMIN'</text:span><text:span text:style-name="T2">);</text:span></text:p>
      <text:p text:style-name="P1"><text:span text:style-name="T4">$admin</text:span><text:span text:style-name="T2">-&gt;</text:span><text:span text:style-name="T5">setNom</text:span><text:span text:style-name="T2">(</text:span><text:span text:style-name="T7">'Admin'</text:span><text:span text:style-name="T2">);</text:span></text:p>
      <text:p text:style-name="P1"><text:span text:style-name="T4">$admin</text:span><text:span text:style-name="T2">-&gt;</text:span><text:span text:style-name="T5">setPrenom</text:span><text:span text:style-name="T2">(</text:span><text:span text:style-name="T7">'Admin'</text:span><text:span text:style-name="T2">);</text:span></text:p>
      <text:p text:style-name="P1"><text:span text:style-name="T4">$admin</text:span><text:span text:style-name="T2">-&gt;</text:span><text:span text:style-name="T5">setCodepostal</text:span><text:span text:style-name="T2">(</text:span><text:span text:style-name="T7">'80000'</text:span><text:span text:style-name="T2">);</text:span></text:p>
      <text:p text:style-name="P1"><text:span text:style-name="T4">$admin</text:span><text:span text:style-name="T2">-&gt;</text:span><text:span text:style-name="T5">setVille</text:span><text:span text:style-name="T2">(</text:span><text:span text:style-name="T7">'amiens'</text:span><text:span text:style-name="T2">);</text:span></text:p>
      <text:p text:style-name="P1"><text:span text:style-name="T4">$admin</text:span><text:span text:style-name="T2">-&gt;</text:span><text:span text:style-name="T5">setDateInvitation</text:span><text:span text:style-name="T2">(</text:span><text:span text:style-name="T1">new</text:span><text:span text:style-name="T2"> </text:span><text:span text:style-name="T3">\DateTimeImmutable</text:span><text:span text:style-name="T2">());</text:span></text:p>
      <text:p text:style-name="P1"><text:span text:style-name="T4">$manager</text:span><text:span text:style-name="T2">-&gt;</text:span><text:span text:style-name="T5">persist</text:span><text:span text:style-name="T2">(</text:span><text:span text:style-name="T4">$admin</text:span><text:span text:style-name="T2">);</text:span></text:p>
      <text:p text:style-name="P11"/>
      <text:p text:style-name="P8">// ROLE_GESTIONNAIRE user</text:p>
      <text:p text:style-name="P1"><text:span text:style-name="T4">$gestionnaire</text:span><text:span text:style-name="T2"> = </text:span><text:span text:style-name="T1">new</text:span><text:span text:style-name="T2"> </text:span><text:span text:style-name="T3">Utilisateurs</text:span><text:span text:style-name="T2">();</text:span></text:p>
      <text:p text:style-name="P1"><text:span text:style-name="T4">$gestionnaire</text:span><text:span text:style-name="T2">-&gt;</text:span><text:span text:style-name="T5">setEmail</text:span><text:span text:style-name="T2">(</text:span><text:span text:style-name="T7">'gestionnaire@example.fr'</text:span><text:span text:style-name="T2">);</text:span></text:p>
      <text:p text:style-name="P1"><text:span text:style-name="T4">$gestionnaire</text:span><text:span text:style-name="T2">-&gt;</text:span><text:span text:style-name="T5">setPassword</text:span><text:span text:style-name="T2">(</text:span><text:span text:style-name="T1">$this</text:span><text:span text:style-name="T2">-&gt;</text:span><text:span text:style-name="T4">hasher</text:span><text:span text:style-name="T2">-&gt;</text:span><text:span text:style-name="T5">hashPassword</text:span><text:span text:style-name="T2">(</text:span><text:span text:style-name="T4">$gestionnaire</text:span><text:span text:style-name="T2">, </text:span><text:span text:style-name="T7">'gestionnaire123'</text:span><text:span text:style-name="T2">));</text:span></text:p>
      <text:p text:style-name="P1"><text:span text:style-name="T4">$gestionnaire</text:span><text:span text:style-name="T2">-&gt;</text:span><text:span text:style-name="T5">setRole</text:span><text:span text:style-name="T2">(</text:span><text:span text:style-name="T7">'ROLE_GESTIONNAIRE'</text:span><text:span text:style-name="T2">);</text:span></text:p>
      <text:p text:style-name="P1"><text:span text:style-name="T4">$gestionnaire</text:span><text:span text:style-name="T2">-&gt;</text:span><text:span text:style-name="T5">setNom</text:span><text:span text:style-name="T2">(</text:span><text:span text:style-name="T7">'Gestionnaire'</text:span><text:span text:style-name="T2">);</text:span></text:p>
      <text:p text:style-name="P1"><text:span text:style-name="T4">$gestionnaire</text:span><text:span text:style-name="T2">-&gt;</text:span><text:span text:style-name="T5">setPrenom</text:span><text:span text:style-name="T2">(</text:span><text:span text:style-name="T7">'Gestionnaire'</text:span><text:span text:style-name="T2">);</text:span></text:p>
      <text:p text:style-name="P1"><text:span text:style-name="T4">$gestionnaire</text:span><text:span text:style-name="T2">-&gt;</text:span><text:span text:style-name="T5">setCodepostal</text:span><text:span text:style-name="T2">(</text:span><text:span text:style-name="T7">'80000'</text:span><text:span text:style-name="T2">);</text:span></text:p>
      <text:p text:style-name="P1"><text:span text:style-name="T4">$gestionnaire</text:span><text:span text:style-name="T2">-&gt;</text:span><text:span text:style-name="T5">setVille</text:span><text:span text:style-name="T2">(</text:span><text:span text:style-name="T7">'amiens'</text:span><text:span text:style-name="T2">);</text:span></text:p>
      <text:p text:style-name="P11"/>
      <text:p text:style-name="P1"><text:soft-page-break/><text:span text:style-name="T4">$gestionnaire</text:span><text:span text:style-name="T2">-&gt;</text:span><text:span text:style-name="T5">setDateInvitation</text:span><text:span text:style-name="T2">(</text:span><text:span text:style-name="T1">new</text:span><text:span text:style-name="T2"> </text:span><text:span text:style-name="T3">\DateTimeImmutable</text:span><text:span text:style-name="T2">());</text:span></text:p>
      <text:p text:style-name="P1"><text:span text:style-name="T4">$manager</text:span><text:span text:style-name="T2">-&gt;</text:span><text:span text:style-name="T5">persist</text:span><text:span text:style-name="T2">(</text:span><text:span text:style-name="T4">$gestionnaire</text:span><text:span text:style-name="T2">);</text:span></text:p>
      <text:p text:style-name="P11"/>
      <text:p text:style-name="P8">// ROLE_CONSULTATION user</text:p>
      <text:p text:style-name="P1"><text:span text:style-name="T4">$consultation</text:span><text:span text:style-name="T2"> = </text:span><text:span text:style-name="T1">new</text:span><text:span text:style-name="T2"> </text:span><text:span text:style-name="T3">Utilisateurs</text:span><text:span text:style-name="T2">();</text:span></text:p>
      <text:p text:style-name="P1"><text:span text:style-name="T4">$consultation</text:span><text:span text:style-name="T2">-&gt;</text:span><text:span text:style-name="T5">setEmail</text:span><text:span text:style-name="T2">(</text:span><text:span text:style-name="T7">'consultation@example.fr'</text:span><text:span text:style-name="T2">);</text:span></text:p>
      <text:p text:style-name="P1"><text:span text:style-name="T4">$consultation</text:span><text:span text:style-name="T2">-&gt;</text:span><text:span text:style-name="T5">setPassword</text:span><text:span text:style-name="T2">(</text:span><text:span text:style-name="T1">$this</text:span><text:span text:style-name="T2">-&gt;</text:span><text:span text:style-name="T4">hasher</text:span><text:span text:style-name="T2">-&gt;</text:span><text:span text:style-name="T5">hashPassword</text:span><text:span text:style-name="T2">(</text:span><text:span text:style-name="T4">$consultation</text:span><text:span text:style-name="T2">, </text:span><text:span text:style-name="T7">'consultation123'</text:span><text:span text:style-name="T2">));</text:span></text:p>
      <text:p text:style-name="P1"><text:span text:style-name="T4">$consultation</text:span><text:span text:style-name="T2">-&gt;</text:span><text:span text:style-name="T5">setRole</text:span><text:span text:style-name="T2">(</text:span><text:span text:style-name="T7">'ROLE_CONSULTATION'</text:span><text:span text:style-name="T2">);</text:span></text:p>
      <text:p text:style-name="P1"><text:span text:style-name="T4">$consultation</text:span><text:span text:style-name="T2">-&gt;</text:span><text:span text:style-name="T5">setNom</text:span><text:span text:style-name="T2">(</text:span><text:span text:style-name="T7">'Consultation'</text:span><text:span text:style-name="T2">);</text:span></text:p>
      <text:p text:style-name="P1"><text:span text:style-name="T4">$consultation</text:span><text:span text:style-name="T2">-&gt;</text:span><text:span text:style-name="T5">setPrenom</text:span><text:span text:style-name="T2">(</text:span><text:span text:style-name="T7">'Consultation'</text:span><text:span text:style-name="T2">);</text:span></text:p>
      <text:p text:style-name="P1"><text:span text:style-name="T4">$consultation</text:span><text:span text:style-name="T2">-&gt;</text:span><text:span text:style-name="T5">setCodepostal</text:span><text:span text:style-name="T2">(</text:span><text:span text:style-name="T7">'80000'</text:span><text:span text:style-name="T2">);</text:span></text:p>
      <text:p text:style-name="P1"><text:span text:style-name="T4">$consultation</text:span><text:span text:style-name="T2">-&gt;</text:span><text:span text:style-name="T5">setVille</text:span><text:span text:style-name="T2">(</text:span><text:span text:style-name="T7">'amiens'</text:span><text:span text:style-name="T2">);</text:span></text:p>
      <text:p text:style-name="P1"><text:span text:style-name="T4">$consultation</text:span><text:span text:style-name="T2">-&gt;</text:span><text:span text:style-name="T5">setDateInvitation</text:span><text:span text:style-name="T2">(</text:span><text:span text:style-name="T1">new</text:span><text:span text:style-name="T2"> </text:span><text:span text:style-name="T3">\DateTimeImmutable</text:span><text:span text:style-name="T2">());</text:span></text:p>
      <text:p text:style-name="P1"><text:span text:style-name="T4">$manager</text:span><text:span text:style-name="T2">-&gt;</text:span><text:span text:style-name="T5">persist</text:span><text:span text:style-name="T2">(</text:span><text:span text:style-name="T4">$consultation</text:span><text:span text:style-name="T2">);</text:span></text:p>
      <text:p text:style-name="P11"/>
      <text:p text:style-name="P1"><text:span text:style-name="T4">$manager</text:span><text:span text:style-name="T2">-&gt;</text:span><text:span text:style-name="T5">flush</text:span><text:span text:style-name="T2">();</text:span></text:p>
      <text:p text:style-name="P7">}</text:p>
      <text:p text:style-name="P7">}</text:p>
      <text:p text:style-name="P1"/>
      <text:p text:style-name="P13">this is AppFixtures</text:p>
      <text:p text:style-name="P13">********************************</text:p>
      <text:p text:style-name="P6">&lt;?php</text:p>
      <text:p text:style-name="P11"/>
      <text:p text:style-name="P1"><text:span text:style-name="T1">namespace</text:span><text:span text:style-name="T2"> </text:span><text:span text:style-name="T3">App\DataFixtures</text:span><text:span text:style-name="T2">;</text:span></text:p>
      <text:p text:style-name="P11"/>
      <text:p text:style-name="P1"><text:span text:style-name="T1">use</text:span><text:span text:style-name="T2"> App\Entity\</text:span><text:span text:style-name="T3">Formateur</text:span><text:span text:style-name="T2">;</text:span></text:p>
      <text:p text:style-name="P1"><text:span text:style-name="T1">use</text:span><text:span text:style-name="T2"> App\Entity\</text:span><text:span text:style-name="T3">Formation</text:span><text:span text:style-name="T2">;</text:span></text:p>
      <text:p text:style-name="P1"><text:span text:style-name="T1">use</text:span><text:span text:style-name="T2"> Doctrine\Bundle\FixturesBundle\</text:span><text:span text:style-name="T3">Fixture</text:span><text:span text:style-name="T2">;</text:span></text:p>
      <text:p text:style-name="P1"><text:span text:style-name="T1">use</text:span><text:span text:style-name="T2"> Doctrine\Persistence\</text:span><text:span text:style-name="T3">ObjectManager</text:span><text:span text:style-name="T2">;</text:span></text:p>
      <text:p text:style-name="P11"/>
      <text:p text:style-name="P1"><text:span text:style-name="T1">class</text:span><text:span text:style-name="T2"> </text:span><text:span text:style-name="T3">FormationFormateurFixtures</text:span><text:span text:style-name="T2"> </text:span><text:span text:style-name="T1">extends</text:span><text:span text:style-name="T2"> </text:span><text:span text:style-name="T3">Fixture</text:span></text:p>
      <text:p text:style-name="P7">{</text:p>
      <text:p text:style-name="P1"><text:span text:style-name="T1">public</text:span><text:span text:style-name="T2"> </text:span><text:span text:style-name="T1">function</text:span><text:span text:style-name="T2"> </text:span><text:span text:style-name="T5">load</text:span><text:span text:style-name="T2">(</text:span><text:span text:style-name="T3">ObjectManager</text:span><text:span text:style-name="T2"> </text:span><text:span text:style-name="T4">$manager</text:span><text:span text:style-name="T2">): </text:span><text:span text:style-name="T1">void</text:span></text:p>
      <text:p text:style-name="P7">{</text:p>
      <text:p text:style-name="P11"/>
      <text:p text:style-name="P1"><text:span text:style-name="T6">return</text:span><text:span text:style-name="T2">;</text:span></text:p>
      <text:p text:style-name="P7">}}</text:p>
      <text:p text:style-name="P13">this is formationformateurfixtures</text:p>
      <text:p text:style-name="P13">**********************************************</text:p>
      <text:p text:style-name="P9">/*body {</text:p>
      <text:p text:style-name="P8">background-color: burlywood;</text:p>
      <text:p text:style-name="P8">}*/</text:p>
      <text:p text:style-name="P11"/>
      <text:p text:style-name="P1"><text:span text:style-name="T10">.nav-link</text:span> {</text:p>
      <text:p text:style-name="P1"><text:span text:style-name="T4">color</text:span>: <text:span text:style-name="T7">white</text:span>;</text:p>
      <text:p text:style-name="P1"><text:span text:style-name="T4">font-size</text:span>: <text:span text:style-name="T8">22px</text:span>;</text:p>
      <text:p text:style-name="P1"><text:span text:style-name="T4">font-weight</text:span>: <text:span text:style-name="T8">100</text:span>;</text:p>
      <text:p text:style-name="P1"><text:span text:style-name="T4">font-weight</text:span>: <text:span text:style-name="T7">bolder</text:span>;</text:p>
      <text:p text:style-name="P1"><text:soft-page-break/><text:span text:style-name="T4">padding</text:span>: <text:span text:style-name="T8">10px</text:span> <text:span text:style-name="T8">15px</text:span>;</text:p>
      <text:p text:style-name="P1"><text:span text:style-name="T4">margin</text:span>: <text:span text:style-name="T8">5px</text:span> <text:span text:style-name="T8">0</text:span>;</text:p>
      <text:p text:style-name="P1"><text:span text:style-name="T4">font-family</text:span>: <text:span text:style-name="T7">Arial</text:span>, <text:span text:style-name="T7">Helvetica</text:span>, <text:span text:style-name="T7">sans-serif</text:span>;</text:p>
      <text:p text:style-name="P1">}</text:p>
      <text:p text:style-name="P11"/>
      <text:p text:style-name="P1"><text:span text:style-name="T10">.nav-link.active</text:span> {</text:p>
      <text:p text:style-name="P1"><text:span text:style-name="T4">font-weight</text:span>: <text:span text:style-name="T7">bold</text:span>;</text:p>
      <text:p text:style-name="P1"><text:span text:style-name="T4">background-color</text:span>: <text:span text:style-name="T7">#d4bb9b</text:span>;</text:p>
      <text:p text:style-name="P1"><text:span text:style-name="T4">border-radius</text:span>: <text:span text:style-name="T8">5px</text:span>;</text:p>
      <text:p text:style-name="P1">}</text:p>
      <text:p text:style-name="P1"><text:span text:style-name="T10">.navbar</text:span> {</text:p>
      <text:p text:style-name="P1"><text:span text:style-name="T4">background-color</text:span>: <text:span text:style-name="T7">#9e363a</text:span>; <text:span text:style-name="T9">/*#00c9a7, rgb(228, 65, 65) #9e363a rgb(49, 13, 13) */</text:span></text:p>
      <text:p text:style-name="P1"><text:span text:style-name="T4">height</text:span>: <text:span text:style-name="T8">100px</text:span>;</text:p>
      <text:p text:style-name="P1">}</text:p>
      <text:p text:style-name="P11"/>
      <text:p text:style-name="P1"><text:span text:style-name="T10">label</text:span> {</text:p>
      <text:p text:style-name="P1"><text:span text:style-name="T4">font-size</text:span>: <text:span text:style-name="T8">20px</text:span>;</text:p>
      <text:p text:style-name="P1"><text:span text:style-name="T4">font-family</text:span>: <text:span text:style-name="T7">Arial</text:span>, <text:span text:style-name="T7">Helvetica</text:span>, <text:span text:style-name="T7">sans-serif</text:span>;</text:p>
      <text:p text:style-name="P1"><text:span text:style-name="T4">color</text:span>: <text:span text:style-name="T7">black</text:span>;</text:p>
      <text:p text:style-name="P1">}</text:p>
      <text:p text:style-name="P1"><text:span text:style-name="T10">input</text:span> {</text:p>
      <text:p text:style-name="P1"><text:span text:style-name="T4">border-radius</text:span>: <text:span text:style-name="T8">20px</text:span>;</text:p>
      <text:p text:style-name="P1">}</text:p>
      <text:p text:style-name="P11"/>
      <text:p text:style-name="P1"><text:span text:style-name="T10">p</text:span> {</text:p>
      <text:p text:style-name="P1"><text:span text:style-name="T4">color</text:span>: <text:span text:style-name="T7">black</text:span>;</text:p>
      <text:p text:style-name="P1">}</text:p>
      <text:p text:style-name="P1"/>
      <text:p text:style-name="P13">this is app.css</text:p>
      <text:p text:style-name="P13">*******************************</text:p>
      <text:p text:style-name="P3"><text:span text:style-name="T11">&lt;!</text:span>DOCTYPE html<text:span text:style-name="T11">&gt;</text:span></text:p>
      <text:p text:style-name="P1"><text:span text:style-name="T11">&lt;</text:span><text:span text:style-name="T1">html</text:span><text:span text:style-name="T11">&gt;</text:span></text:p>
      <text:p text:style-name="P1"><text:span text:style-name="T11">&lt;</text:span><text:span text:style-name="T1">head</text:span><text:span text:style-name="T11">&gt;</text:span></text:p>
      <text:p text:style-name="P1"><text:span text:style-name="T11">&lt;</text:span><text:span text:style-name="T1">meta</text:span> <text:span text:style-name="T4">charset</text:span>=<text:span text:style-name="T7">"UTF-8"</text:span><text:span text:style-name="T11">&gt;</text:span></text:p>
      <text:p text:style-name="P1"><text:span text:style-name="T11">&lt;</text:span><text:span text:style-name="T1">meta</text:span> <text:span text:style-name="T4">name</text:span>=<text:span text:style-name="T7">"viewport"</text:span> <text:span text:style-name="T4">content</text:span>=<text:span text:style-name="T7">"width=device-width, initial-scale=1"</text:span><text:span text:style-name="T11">&gt;</text:span></text:p>
      <text:p text:style-name="P1"><text:span text:style-name="T11">&lt;</text:span><text:span text:style-name="T1">title</text:span><text:span text:style-name="T11">&gt;</text:span></text:p>
      <text:p text:style-name="P1">{% <text:span text:style-name="T6">block</text:span> <text:span text:style-name="T4">title</text:span> %}Welcome!</text:p>
      <text:p text:style-name="P1">{% <text:span text:style-name="T6">endblock</text:span> %}</text:p>
      <text:p text:style-name="P1"><text:span text:style-name="T11">&lt;/</text:span><text:span text:style-name="T1">title</text:span><text:span text:style-name="T11">&gt;</text:span></text:p>
      <text:p text:style-name="P11"/>
      <text:p text:style-name="P8">&lt;!-- Bootstrap CSS --&gt;</text:p>
      <text:p text:style-name="P1"><text:span text:style-name="T11">&lt;</text:span><text:span text:style-name="T1">link</text:span></text:p>
      <text:p text:style-name="P1"><text:span text:style-name="T4">href</text:span>=<text:span text:style-name="T7">"https://cdn.jsdelivr.net/npm/bootstrap@5.3.3/dist/css/bootstrap.min.css"</text:span> <text:span text:style-name="T4">rel</text:span>=<text:span text:style-name="T7">"stylesheet"</text:span> <text:span text:style-name="T4">integrity</text:span>=<text:span text:style-name="T7">"sha384-QWTKZyjpPEjISv5WaRU9OFeRpok6YctnYmDr5pNlyT2bRjXh0JMhjY6hW+ALEwIH"</text:span> <text:span text:style-name="T4">crossorigin</text:span>=<text:span text:style-name="T7">"anonymous"</text:span><text:span text:style-name="T11">&gt;</text:span></text:p>
      <text:p text:style-name="P11"/>
      <text:p text:style-name="P8">&lt;!-- Custom CSS --&gt;</text:p>
      <text:p text:style-name="P1"><text:soft-page-break/><text:span text:style-name="T11">&lt;</text:span><text:span text:style-name="T1">link</text:span> <text:span text:style-name="T4">rel</text:span>=<text:span text:style-name="T7">"stylesheet"</text:span> <text:span text:style-name="T4">href</text:span>=<text:span text:style-name="T7">"{{ asset('styles/app.css') }}"</text:span><text:span text:style-name="T11">&gt;</text:span></text:p>
      <text:p text:style-name="P1"><text:span text:style-name="T11">&lt;</text:span><text:span text:style-name="T1">link</text:span> <text:span text:style-name="T4">rel</text:span>=<text:span text:style-name="T7">"stylesheet"</text:span> <text:span text:style-name="T4">href</text:span>=<text:span text:style-name="T7">"https://cdnjs.cloudflare.com/ajax/libs/font-awesome/6.0.0/css/all.min.css"</text:span><text:span text:style-name="T11">&gt;</text:span></text:p>
      <text:p text:style-name="P8">&lt;!-- Font Awesome --&gt;</text:p>
      <text:p text:style-name="P1"><text:span text:style-name="T11">&lt;</text:span><text:span text:style-name="T1">link</text:span></text:p>
      <text:p text:style-name="P1"><text:span text:style-name="T4">rel</text:span>=<text:span text:style-name="T7">"stylesheet"</text:span> <text:span text:style-name="T4">href</text:span>=<text:span text:style-name="T7">"https://cdnjs.cloudflare.com/ajax/libs/font-awesome/6.4.0/css/all.min.css"</text:span><text:span text:style-name="T11">&gt;</text:span></text:p>
      <text:p text:style-name="P11"/>
      <text:p text:style-name="P8">&lt;!-- Gantt Chart CSS --&gt;</text:p>
      <text:p text:style-name="P1"><text:span text:style-name="T11">&lt;</text:span><text:span text:style-name="T1">link</text:span> <text:span text:style-name="T4">rel</text:span>=<text:span text:style-name="T7">"stylesheet"</text:span> <text:span text:style-name="T4">href</text:span>=<text:span text:style-name="T7">"https://cdn.jsdelivr.net/npm/frappe-gantt@0.6.4/dist/frappe-gantt.min.css"</text:span><text:span text:style-name="T11">&gt;</text:span></text:p>
      <text:p text:style-name="P11"/>
      <text:p text:style-name="P1">{% <text:span text:style-name="T6">block</text:span> <text:span text:style-name="T4">stylesheets</text:span> %}</text:p>
      <text:p text:style-name="P8">&lt;!-- Additional CSS files --&gt;</text:p>
      <text:p text:style-name="P1">{% <text:span text:style-name="T6">endblock</text:span> %}</text:p>
      <text:p text:style-name="P1"><text:span text:style-name="T11">&lt;/</text:span><text:span text:style-name="T1">head</text:span><text:span text:style-name="T11">&gt;</text:span></text:p>
      <text:p text:style-name="P11"/>
      <text:p text:style-name="P1"><text:span text:style-name="T11">&lt;</text:span><text:span text:style-name="T1">body</text:span><text:span text:style-name="T11">&gt;</text:span></text:p>
      <text:p text:style-name="P1">{% <text:span text:style-name="T6">include</text:span> <text:span text:style-name="T7">"_partials/nav.html.twig"</text:span> %}</text:p>
      <text:p text:style-name="P11"/>
      <text:p text:style-name="P1"><text:span text:style-name="T11">&lt;</text:span><text:span text:style-name="T1">main</text:span> <text:span text:style-name="T4">class</text:span>=<text:span text:style-name="T7">"container py-4"</text:span><text:span text:style-name="T11">&gt;</text:span> {% <text:span text:style-name="T6">block</text:span> <text:span text:style-name="T4">body</text:span> %}{% <text:span text:style-name="T6">endblock</text:span> %}</text:p>
      <text:p text:style-name="P1"><text:span text:style-name="T11">&lt;/</text:span><text:span text:style-name="T1">main</text:span><text:span text:style-name="T11">&gt;</text:span></text:p>
      <text:p text:style-name="P11"/>
      <text:p text:style-name="P8">&lt;!-- Bootstrap &amp; Dependencies --&gt;</text:p>
      <text:p text:style-name="P1"><text:span text:style-name="T11">&lt;</text:span><text:span text:style-name="T1">script</text:span> <text:span text:style-name="T4">src</text:span>=<text:span text:style-name="T7">"https://cdn.jsdelivr.net/npm/bootstrap@5.3.3/dist/js/bootstrap.bundle.min.js"</text:span> <text:span text:style-name="T4">integrity</text:span>=<text:span text:style-name="T7">"sha384-YvpcrYf0tY3lHB60NNkmXc5s9fDVZLESaAA55NDzOxhy9GkcIdslK1eN7N6jIeHz"</text:span> <text:span text:style-name="T4">crossorigin</text:span>=<text:span text:style-name="T7">"anonymous"</text:span><text:span text:style-name="T11">&gt;&lt;/</text:span><text:span text:style-name="T1">script</text:span><text:span text:style-name="T11">&gt;</text:span></text:p>
      <text:p text:style-name="P11"/>
      <text:p text:style-name="P8">&lt;!-- Gantt Chart JS --&gt;</text:p>
      <text:p text:style-name="P1"><text:span text:style-name="T11">&lt;</text:span><text:span text:style-name="T1">script</text:span> <text:span text:style-name="T4">src</text:span>=<text:span text:style-name="T7">"https://cdn.jsdelivr.net/npm/frappe-gantt@0.6.4/dist/frappe-gantt.min.js"</text:span><text:span text:style-name="T11">&gt;&lt;/</text:span><text:span text:style-name="T1">script</text:span><text:span text:style-name="T11">&gt;</text:span></text:p>
      <text:p text:style-name="P11"/>
      <text:p text:style-name="P1">{% <text:span text:style-name="T6">block</text:span> <text:span text:style-name="T4">javascripts</text:span> %}</text:p>
      <text:p text:style-name="P1">{% <text:span text:style-name="T6">block</text:span> <text:span text:style-name="T4">importmap</text:span> %}</text:p>
      <text:p text:style-name="P1">{{ importmap(<text:span text:style-name="T7">'app'</text:span>) }}</text:p>
      <text:p text:style-name="P1">{% <text:span text:style-name="T6">endblock</text:span> %}</text:p>
      <text:p text:style-name="P1">{% <text:span text:style-name="T6">endblock</text:span> %}</text:p>
      <text:p text:style-name="P1"><text:span text:style-name="T11">&lt;/</text:span><text:span text:style-name="T1">body</text:span><text:span text:style-name="T11">&gt;</text:span></text:p>
      <text:p text:style-name="P1"><text:span text:style-name="T11">&lt;/</text:span><text:span text:style-name="T1">html</text:span><text:span text:style-name="T11">&gt;</text:span></text:p>
      <text:p text:style-name="P13">this is base html twig</text:p>
      <text:p text:style-name="P13">***********************************</text:p>
      <text:p text:style-name="P3"><text:span text:style-name="T11">&lt;</text:span><text:span text:style-name="T1">nav</text:span></text:p>
      <text:p text:style-name="P1"><text:span text:style-name="T4">class</text:span>=<text:span text:style-name="T7">"navbar navbar-expand-lg"</text:span> <text:span text:style-name="T4">style</text:span>=<text:span text:style-name="T7">"background-image: url('{{ asset('') }}'); background-size: cover; background-position: center center; background-repeat: no-repeat; width:100%; height: 120px;&gt;</text:span></text:p>
      <text:p text:style-name="P14">&lt;div</text:p>
      <text:p text:style-name="P1"><text:soft-page-break/><text:span text:style-name="T7">class="</text:span> <text:span text:style-name="T4">container-fluid</text:span><text:span text:style-name="T7">"&gt;</text:span></text:p>
      <text:p text:style-name="P14">&lt;!-- Mobile Toggler --&gt;</text:p>
      <text:p text:style-name="P1"><text:span text:style-name="T7">&lt;button class="</text:span><text:span text:style-name="T4">navbar-toggler</text:span><text:span text:style-name="T7">" type="</text:span><text:span text:style-name="T4">button</text:span><text:span text:style-name="T7">" data-bs-toggle="</text:span><text:span text:style-name="T4">collapse</text:span><text:span text:style-name="T7">" data-bs-target="</text:span>#<text:span text:style-name="T4">mainNavbar</text:span><text:span text:style-name="T7">"&gt;</text:span></text:p>
      <text:p text:style-name="P1"><text:span text:style-name="T7">&lt;span class="</text:span><text:span text:style-name="T4">navbar-toggler-icon</text:span><text:span text:style-name="T7">"&gt;&lt;/span&gt;</text:span></text:p>
      <text:p text:style-name="P14">&lt;/button&gt;</text:p>
      <text:p text:style-name="P11"/>
      <text:p text:style-name="P14">&lt;!-- Brand Logo --&gt;</text:p>
      <text:p text:style-name="P8">{# &lt;a class="navbar-brand" href="{{ path('app_planning') }}"&gt;</text:p>
      <text:p text:style-name="P8">&lt;img src="{{ asset('build/images/logo.png') }}" alt="Logo" height="40"&gt;</text:p>
      <text:p text:style-name="P8">&lt;/a&gt; #}</text:p>
      <text:p text:style-name="P11"/>
      <text:p text:style-name="P14">&lt;!-- Main Navigation --&gt;</text:p>
      <text:p text:style-name="P1"><text:span text:style-name="T7">&lt;div class="</text:span><text:span text:style-name="T4">collapse</text:span> <text:span text:style-name="T4">navbar-collapse</text:span> <text:span text:style-name="T4">d-none</text:span> <text:span text:style-name="T4">d-lg-flex</text:span><text:span text:style-name="T7">" id="</text:span><text:span text:style-name="T4">mainNavbar</text:span><text:span text:style-name="T7">"&gt; &lt;ul class="</text:span><text:span text:style-name="T4">navbar-nav</text:span> <text:span text:style-name="T4">me-auto</text:span> <text:span text:style-name="T4">mb-</text:span>2 <text:span text:style-name="T4">mb-lg-</text:span>0<text:span text:style-name="T7">"&gt;</text:span></text:p>
      <text:p text:style-name="P1"><text:span text:style-name="T7">{% </text:span><text:span text:style-name="T6">set</text:span><text:span text:style-name="T7"> </text:span><text:span text:style-name="T4">currentRoute</text:span><text:span text:style-name="T7"> </text:span><text:span text:style-name="T2">=</text:span><text:span text:style-name="T7"> </text:span><text:span text:style-name="T4">app</text:span><text:span text:style-name="T7">.</text:span><text:span text:style-name="T4">request</text:span><text:span text:style-name="T7">.</text:span><text:span text:style-name="T4">attributes</text:span><text:span text:style-name="T7">.</text:span><text:span text:style-name="T4">get</text:span><text:span text:style-name="T7">('_route') %}</text:span></text:p>
      <text:p text:style-name="P11"/>
      <text:p text:style-name="P14">&lt;!-- Planning --&gt;</text:p>
      <text:p text:style-name="P1"><text:span text:style-name="T7">&lt;li class="</text:span><text:span text:style-name="T4">nav-item</text:span><text:span text:style-name="T7">"&gt;</text:span></text:p>
      <text:p text:style-name="P1"><text:span text:style-name="T7">&lt;a class="</text:span><text:span text:style-name="T4">nav-link</text:span> {% <text:span text:style-name="T6">if</text:span> <text:span text:style-name="T4">currentRoute</text:span> <text:span text:style-name="T2">==</text:span> <text:span text:style-name="T7">'app_planning'</text:span> %}<text:span text:style-name="T4">active</text:span>{% <text:span text:style-name="T6">endif</text:span> %}<text:span text:style-name="T7">" href="</text:span>{{ path(<text:span text:style-name="T7">'app_planning'</text:span>) }}<text:span text:style-name="T7">"&gt;</text:span></text:p>
      <text:p text:style-name="P15">🗓️ <text:span text:style-name="T12">Planning</text:span></text:p>
      <text:p text:style-name="P14">&lt;/a&gt;</text:p>
      <text:p text:style-name="P14">&lt;/li&gt;</text:p>
      <text:p text:style-name="P11"/>
      <text:p text:style-name="P14">&lt;!-- Admin Section --&gt;</text:p>
      <text:p text:style-name="P1"><text:span text:style-name="T7">{% </text:span><text:span text:style-name="T6">if</text:span><text:span text:style-name="T7"> is_granted('ROLE_ADMIN') %}</text:span></text:p>
      <text:p text:style-name="P1"><text:span text:style-name="T7">&lt;li class="</text:span><text:span text:style-name="T4">nav-item</text:span><text:span text:style-name="T7">"&gt;</text:span></text:p>
      <text:p text:style-name="P1"><text:span text:style-name="T7">&lt;a class="</text:span><text:span text:style-name="T4">nav-link</text:span> {% <text:span text:style-name="T6">if</text:span> <text:span text:style-name="T4">currentRoute</text:span> <text:span text:style-name="T2">==</text:span> <text:span text:style-name="T7">'app_formation_index'</text:span> %}<text:span text:style-name="T4">active</text:span>{% <text:span text:style-name="T6">endif</text:span> %}<text:span text:style-name="T7">" href="</text:span>{{ path(<text:span text:style-name="T7">'app_formation_index'</text:span>) }}<text:span text:style-name="T7">"&gt;</text:span></text:p>
      <text:p text:style-name="P15">🎓<text:span text:style-name="T12">FORMATIONS</text:span></text:p>
      <text:p text:style-name="P14">&lt;/a&gt;</text:p>
      <text:p text:style-name="P14">&lt;/li&gt;</text:p>
      <text:p text:style-name="P8">{# &lt;li class="nav-item"&gt;</text:p>
      <text:p text:style-name="P8">&lt;a class="nav-link {% if currentRoute == 'app_interruption_index' %}active{% endif %}" href="{{ path('app_interruption_index') }}"&gt;</text:p>
      <text:p text:style-name="P10">⏸️<text:span text:style-name="T12">INTERRRUPTIONS</text:span></text:p>
      <text:p text:style-name="P8">&lt;/a&gt;</text:p>
      <text:p text:style-name="P8">&lt;/li&gt; #}</text:p>
      <text:p text:style-name="P11"/>
      <text:p text:style-name="P1"><text:span text:style-name="T7">&lt;li class="</text:span><text:span text:style-name="T4">nav-item</text:span><text:span text:style-name="T7">"&gt;</text:span></text:p>
      <text:p text:style-name="P1"><text:span text:style-name="T7">&lt;a class="</text:span><text:span text:style-name="T4">nav-link</text:span> {% <text:span text:style-name="T6">if</text:span> <text:span text:style-name="T4">currentRoute</text:span> <text:span text:style-name="T2">starts with</text:span> <text:span text:style-name="T7">'admin_'</text:span> %}<text:span text:style-name="T4">active</text:span>{% <text:span text:style-name="T6">endif</text:span> %}<text:span text:style-name="T7">" href="</text:span>{{ path(<text:span text:style-name="T7">'admin_index'</text:span>) }}<text:span text:style-name="T7">"&gt;</text:span></text:p>
      <text:p text:style-name="P15">⚙️ <text:span text:style-name="T12">ADMINISTRATION</text:span></text:p>
      <text:p text:style-name="P14">&lt;/a&gt;</text:p>
      <text:p text:style-name="P14">&lt;/li&gt;</text:p>
      <text:p text:style-name="P1"><text:span text:style-name="T7">{% </text:span><text:span text:style-name="T6">endif</text:span><text:span text:style-name="T7"> %}</text:span></text:p>
      <text:p text:style-name="P14">&lt;/ul&gt;</text:p>
      <text:p text:style-name="P11"><text:soft-page-break/></text:p>
      <text:p text:style-name="P14">&lt;!-- User Section --&gt;</text:p>
      <text:p text:style-name="P1"><text:span text:style-name="T7">&lt;ul class="</text:span><text:span text:style-name="T4">navbar-nav</text:span> <text:span text:style-name="T4">ms-auto</text:span><text:span text:style-name="T7">"&gt;</text:span></text:p>
      <text:p text:style-name="P1"><text:span text:style-name="T7">{% </text:span><text:span text:style-name="T6">if</text:span><text:span text:style-name="T7"> </text:span><text:span text:style-name="T4">app</text:span><text:span text:style-name="T7">.</text:span><text:span text:style-name="T4">user</text:span><text:span text:style-name="T7"> %}</text:span></text:p>
      <text:p text:style-name="P1"><text:span text:style-name="T7">&lt;li class="</text:span><text:span text:style-name="T4">nav-item</text:span> <text:span text:style-name="T4">dropdown</text:span><text:span text:style-name="T7">"&gt;</text:span></text:p>
      <text:p text:style-name="P1"><text:span text:style-name="T7">&lt;a class="</text:span><text:span text:style-name="T4">nav-link</text:span> <text:span text:style-name="T4">dropdown-toggle</text:span><text:span text:style-name="T7">" href="</text:span>#<text:span text:style-name="T7">" id="</text:span><text:span text:style-name="T4">userDropdown</text:span><text:span text:style-name="T7">" data-bs-toggle="</text:span><text:span text:style-name="T4">dropdown</text:span><text:span text:style-name="T7">"&gt;</text:span></text:p>
      <text:p text:style-name="P15">👤</text:p>
      <text:p text:style-name="P1"><text:span text:style-name="T7">&lt;span class="</text:span><text:span text:style-name="T4">badge</text:span> <text:span text:style-name="T4">bg-</text:span>{{ is_granted(<text:span text:style-name="T7">'ROLE_ADMIN'</text:span>) <text:span text:style-name="T2">?</text:span> <text:span text:style-name="T7">'danger'</text:span> <text:span text:style-name="T2">:</text:span> (is_granted(<text:span text:style-name="T7">'ROLE_GESTIONNAIRE'</text:span>) <text:span text:style-name="T2">?</text:span> <text:span text:style-name="T7">'warning'</text:span> <text:span text:style-name="T2">:</text:span> <text:span text:style-name="T7">'success'</text:span>) }}<text:span text:style-name="T7">"&gt;</text:span></text:p>
      <text:p text:style-name="P1"><text:span text:style-name="T7">{{ </text:span><text:span text:style-name="T4">app</text:span><text:span text:style-name="T7">.</text:span><text:span text:style-name="T4">user</text:span><text:span text:style-name="T7">.</text:span><text:span text:style-name="T4">roles</text:span><text:span text:style-name="T2">|</text:span><text:span text:style-name="T5">first</text:span><text:span text:style-name="T2">|</text:span><text:span text:style-name="T5">replace</text:span><text:span text:style-name="T7">({'ROLE_': ''}) }}</text:span></text:p>
      <text:p text:style-name="P14">&lt;/span&gt;</text:p>
      <text:p text:style-name="P14">&lt;/a&gt;</text:p>
      <text:p text:style-name="P1"><text:span text:style-name="T7">&lt;ul class="</text:span><text:span text:style-name="T4">dropdown-menu</text:span> <text:span text:style-name="T4">dropdown-menu-end</text:span><text:span text:style-name="T7">"&gt;</text:span></text:p>
      <text:p text:style-name="P14">&lt;li&gt;</text:p>
      <text:p text:style-name="P1"><text:span text:style-name="T7">&lt;a class="</text:span><text:span text:style-name="T4">dropdown-item</text:span><text:span text:style-name="T7">" href="</text:span>{{ path(<text:span text:style-name="T7">'app_profile'</text:span>) }}<text:span text:style-name="T7">"&gt;Mon Compte&lt;/a&gt;</text:span></text:p>
      <text:p text:style-name="P14">&lt;/li&gt;</text:p>
      <text:p text:style-name="P1"><text:span text:style-name="T7">&lt;li&gt;&lt;hr class="</text:span><text:span text:style-name="T4">dropdown-divider</text:span><text:span text:style-name="T7">"&gt;&lt;/li&gt;</text:span></text:p>
      <text:p text:style-name="P14">&lt;li&gt;</text:p>
      <text:p text:style-name="P1"><text:span text:style-name="T7">&lt;a class="</text:span><text:span text:style-name="T4">dropdown-item</text:span> <text:span text:style-name="T4">text-danger</text:span><text:span text:style-name="T7">" href="</text:span>{{ path(<text:span text:style-name="T7">'app_logout'</text:span>) }}<text:span text:style-name="T7">"&gt;🚪 Déconnexion&lt;/a&gt;</text:span></text:p>
      <text:p text:style-name="P14">&lt;/li&gt;</text:p>
      <text:p text:style-name="P14">&lt;/ul&gt;</text:p>
      <text:p text:style-name="P14">&lt;/li&gt;</text:p>
      <text:p text:style-name="P1"><text:span text:style-name="T7">{% </text:span><text:span text:style-name="T6">else</text:span><text:span text:style-name="T7"> %}</text:span></text:p>
      <text:p text:style-name="P1"><text:span text:style-name="T7">&lt;li class="</text:span><text:span text:style-name="T4">nav-item</text:span><text:span text:style-name="T7">"&gt;</text:span></text:p>
      <text:p text:style-name="P1"><text:span text:style-name="T7">&lt;a class="</text:span><text:span text:style-name="T4">nav-link</text:span><text:span text:style-name="T7">" href="</text:span>{{ path(<text:span text:style-name="T7">'app_connexion'</text:span>) }}<text:span text:style-name="T7">"&gt;🔑 Connexion&lt;/a&gt;</text:span></text:p>
      <text:p text:style-name="P14">&lt;/li&gt;</text:p>
      <text:p text:style-name="P1"><text:span text:style-name="T7">{% </text:span><text:span text:style-name="T6">endif</text:span><text:span text:style-name="T7"> %}</text:span></text:p>
      <text:p text:style-name="P14">&lt;/ul&gt;</text:p>
      <text:p text:style-name="P14">&lt;/div&gt;</text:p>
      <text:p text:style-name="P14">&lt;/div&gt;&lt;/nav&gt;</text:p>
      <text:p text:style-name="P13"/>
      <text:p text:style-name="P13">this is nav.html.twig</text:p>
      <text:p text:style-name="P13">****************************</text:p>
      <text:p text:style-name="P3"><text:span text:style-name="T11">&lt;</text:span><text:span text:style-name="T1">aside</text:span></text:p>
      <text:p text:style-name="P1"><text:span text:style-name="T4">class</text:span>=<text:span text:style-name="T7">"col-3 border border-light bg-white p-2"</text:span><text:span text:style-name="T11">&gt;</text:span></text:p>
      <text:p text:style-name="P8">{# ADMIN ONLY SECTION #}</text:p>
      <text:p text:style-name="P1">{% <text:span text:style-name="T6">if</text:span> is_granted(<text:span text:style-name="T7">'ROLE_ADMIN'</text:span>) %}</text:p>
      <text:p text:style-name="P1"><text:span text:style-name="T11">&lt;</text:span><text:span text:style-name="T1">article</text:span> <text:span text:style-name="T4">class</text:span>=<text:span text:style-name="T7">"card mb-3"</text:span><text:span text:style-name="T11">&gt;</text:span></text:p>
      <text:p text:style-name="P1"><text:span text:style-name="T11">&lt;</text:span><text:span text:style-name="T1">div</text:span> <text:span text:style-name="T4">class</text:span>=<text:span text:style-name="T7">"card-header bg-primary text-white"</text:span><text:span text:style-name="T11">&gt;</text:span></text:p>
      <text:p text:style-name="P4">⚙️ <text:span text:style-name="T12">Administration</text:span></text:p>
      <text:p text:style-name="P1"><text:span text:style-name="T11">&lt;/</text:span><text:span text:style-name="T1">div</text:span><text:span text:style-name="T11">&gt;</text:span></text:p>
      <text:p text:style-name="P1"><text:span text:style-name="T11">&lt;</text:span><text:span text:style-name="T1">div</text:span> <text:span text:style-name="T4">class</text:span>=<text:span text:style-name="T7">"card-body"</text:span><text:span text:style-name="T11">&gt;</text:span></text:p>
      <text:p text:style-name="P1"><text:span text:style-name="T11">&lt;</text:span><text:span text:style-name="T1">p</text:span><text:span text:style-name="T11">&gt;</text:span></text:p>
      <text:p text:style-name="P1"><text:span text:style-name="T11">&lt;</text:span><text:span text:style-name="T1">a</text:span> <text:span text:style-name="T4">href</text:span>=<text:span text:style-name="T7">"{{ path('app_utilisateurs_index') }}"</text:span> <text:span text:style-name="T4">class</text:span>=<text:span text:style-name="T7">"text-decoration-none"</text:span><text:span text:style-name="T11">&gt;</text:span></text:p>
      <text:p text:style-name="P1"><text:span text:style-name="T11">&lt;</text:span><text:span text:style-name="T1">i</text:span> <text:span text:style-name="T4">class</text:span>=<text:span text:style-name="T7">"fas fa-users me-1"</text:span><text:span text:style-name="T11">&gt;&lt;/</text:span><text:span text:style-name="T1">i</text:span><text:span text:style-name="T11">&gt;</text:span></text:p>
      <text:p text:style-name="P1">Utilisateurs</text:p>
      <text:p text:style-name="P1"><text:soft-page-break/><text:span text:style-name="T11">&lt;/</text:span><text:span text:style-name="T1">a</text:span><text:span text:style-name="T11">&gt;</text:span></text:p>
      <text:p text:style-name="P1"><text:span text:style-name="T11">&lt;/</text:span><text:span text:style-name="T1">p</text:span><text:span text:style-name="T11">&gt;</text:span></text:p>
      <text:p text:style-name="P1"><text:span text:style-name="T11">&lt;</text:span><text:span text:style-name="T1">p</text:span><text:span text:style-name="T11">&gt;</text:span></text:p>
      <text:p text:style-name="P1"><text:span text:style-name="T11">&lt;</text:span><text:span text:style-name="T1">a</text:span> <text:span text:style-name="T4">href</text:span>=<text:span text:style-name="T7">"{{ path('app_invitation_index') }}"</text:span> <text:span text:style-name="T4">class</text:span>=<text:span text:style-name="T7">"text-decoration-none"</text:span><text:span text:style-name="T11">&gt;</text:span></text:p>
      <text:p text:style-name="P1"><text:span text:style-name="T11">&lt;</text:span><text:span text:style-name="T1">i</text:span> <text:span text:style-name="T4">class</text:span>=<text:span text:style-name="T7">"fas fa-envelope me-1"</text:span><text:span text:style-name="T11">&gt;&lt;/</text:span><text:span text:style-name="T1">i</text:span><text:span text:style-name="T11">&gt;</text:span></text:p>
      <text:p text:style-name="P1">Envoyer invitation</text:p>
      <text:p text:style-name="P1"><text:span text:style-name="T11">&lt;/</text:span><text:span text:style-name="T1">a</text:span><text:span text:style-name="T11">&gt;</text:span></text:p>
      <text:p text:style-name="P11"/>
      <text:p text:style-name="P1"><text:span text:style-name="T11">&lt;/</text:span><text:span text:style-name="T1">p</text:span><text:span text:style-name="T11">&gt;</text:span></text:p>
      <text:p text:style-name="P1"><text:span text:style-name="T11">&lt;/</text:span><text:span text:style-name="T1">div</text:span><text:span text:style-name="T11">&gt;</text:span></text:p>
      <text:p text:style-name="P1"><text:span text:style-name="T11">&lt;/</text:span><text:span text:style-name="T1">article</text:span><text:span text:style-name="T11">&gt;</text:span></text:p>
      <text:p text:style-name="P1">{% <text:span text:style-name="T6">endif</text:span> %}</text:p>
      <text:p text:style-name="P11"/>
      <text:p text:style-name="P8">{# FORMATIONS (Admin + Gestionnaire) #}</text:p>
      <text:p text:style-name="P1">{% <text:span text:style-name="T6">if</text:span> is_granted(<text:span text:style-name="T7">'ROLE_ADMIN'</text:span>) <text:span text:style-name="T2">or</text:span> is_granted(<text:span text:style-name="T7">'ROLE_GESTIONNAIRE'</text:span>) %}</text:p>
      <text:p text:style-name="P1"><text:span text:style-name="T11">&lt;</text:span><text:span text:style-name="T1">article</text:span> <text:span text:style-name="T4">class</text:span>=<text:span text:style-name="T7">"card mb-3"</text:span><text:span text:style-name="T11">&gt;</text:span></text:p>
      <text:p text:style-name="P1"><text:span text:style-name="T11">&lt;</text:span><text:span text:style-name="T1">div</text:span> <text:span text:style-name="T4">class</text:span>=<text:span text:style-name="T7">"card-header bg-success text-white"</text:span><text:span text:style-name="T11">&gt;</text:span></text:p>
      <text:p text:style-name="P4">🎓 <text:span text:style-name="T12">Gestion des Formations</text:span></text:p>
      <text:p text:style-name="P1"><text:span text:style-name="T11">&lt;/</text:span><text:span text:style-name="T1">div</text:span><text:span text:style-name="T11">&gt;</text:span></text:p>
      <text:p text:style-name="P1"><text:span text:style-name="T11">&lt;</text:span><text:span text:style-name="T1">div</text:span> <text:span text:style-name="T4">class</text:span>=<text:span text:style-name="T7">"card-body"</text:span><text:span text:style-name="T11">&gt;</text:span></text:p>
      <text:p text:style-name="P1"><text:span text:style-name="T11">&lt;</text:span><text:span text:style-name="T1">p</text:span><text:span text:style-name="T11">&gt;</text:span></text:p>
      <text:p text:style-name="P1"><text:span text:style-name="T11">&lt;</text:span><text:span text:style-name="T1">a</text:span> <text:span text:style-name="T4">href</text:span>=<text:span text:style-name="T7">"{{ path('app_formation_index') }}"</text:span> <text:span text:style-name="T4">class</text:span>=<text:span text:style-name="T7">"text-decoration-none"</text:span><text:span text:style-name="T11">&gt;</text:span></text:p>
      <text:p text:style-name="P1"><text:span text:style-name="T11">&lt;</text:span><text:span text:style-name="T1">i</text:span> <text:span text:style-name="T4">class</text:span>=<text:span text:style-name="T7">"fas fa-list me-1"</text:span><text:span text:style-name="T11">&gt;&lt;/</text:span><text:span text:style-name="T1">i</text:span><text:span text:style-name="T11">&gt;</text:span></text:p>
      <text:p text:style-name="P1">Liste des formations</text:p>
      <text:p text:style-name="P1"><text:span text:style-name="T11">&lt;/</text:span><text:span text:style-name="T1">a</text:span><text:span text:style-name="T11">&gt;</text:span></text:p>
      <text:p text:style-name="P11"/>
      <text:p text:style-name="P1"><text:span text:style-name="T11">&lt;/</text:span><text:span text:style-name="T1">p</text:span><text:span text:style-name="T11">&gt;</text:span></text:p>
      <text:p text:style-name="P1">{% <text:span text:style-name="T6">if</text:span> is_granted(<text:span text:style-name="T7">'ROLE_ADMIN'</text:span>) %}</text:p>
      <text:p text:style-name="P1"><text:span text:style-name="T11">&lt;</text:span><text:span text:style-name="T1">p</text:span><text:span text:style-name="T11">&gt;</text:span></text:p>
      <text:p text:style-name="P1"><text:span text:style-name="T11">&lt;</text:span><text:span text:style-name="T1">a</text:span> <text:span text:style-name="T4">href</text:span>=<text:span text:style-name="T7">"{{ path('app_formation_new') }}"</text:span> <text:span text:style-name="T4">class</text:span>=<text:span text:style-name="T7">"text-decoration-none"</text:span><text:span text:style-name="T11">&gt;</text:span></text:p>
      <text:p text:style-name="P1"><text:span text:style-name="T11">&lt;</text:span><text:span text:style-name="T1">i</text:span> <text:span text:style-name="T4">class</text:span>=<text:span text:style-name="T7">"fas fa-plus me-1"</text:span><text:span text:style-name="T11">&gt;&lt;/</text:span><text:span text:style-name="T1">i</text:span><text:span text:style-name="T11">&gt;</text:span></text:p>
      <text:p text:style-name="P1">Créer formation</text:p>
      <text:p text:style-name="P1"><text:span text:style-name="T11">&lt;/</text:span><text:span text:style-name="T1">a</text:span><text:span text:style-name="T11">&gt;</text:span></text:p>
      <text:p text:style-name="P11"/>
      <text:p text:style-name="P1"><text:span text:style-name="T11">&lt;/</text:span><text:span text:style-name="T1">p</text:span><text:span text:style-name="T11">&gt;</text:span></text:p>
      <text:p text:style-name="P1"><text:span text:style-name="T11">&lt;</text:span><text:span text:style-name="T1">p</text:span><text:span text:style-name="T11">&gt;</text:span></text:p>
      <text:p text:style-name="P1"><text:span text:style-name="T11">&lt;</text:span><text:span text:style-name="T1">a</text:span> <text:span text:style-name="T4">href</text:span>=<text:span text:style-name="T7">"{{ path('app_period_en_entreprise_index') }}"</text:span> <text:span text:style-name="T4">class</text:span>=<text:span text:style-name="T7">"text-decoration-none"</text:span><text:span text:style-name="T11">&gt;</text:span></text:p>
      <text:p text:style-name="P1"><text:span text:style-name="T11">&lt;</text:span><text:span text:style-name="T1">i</text:span> <text:span text:style-name="T4">class</text:span>=<text:span text:style-name="T7">"fas fa-building me-1"</text:span><text:span text:style-name="T11">&gt;&lt;/</text:span><text:span text:style-name="T1">i</text:span><text:span text:style-name="T11">&gt;</text:span></text:p>
      <text:p text:style-name="P1">Périodes en entreprise</text:p>
      <text:p text:style-name="P1"><text:span text:style-name="T11">&lt;/</text:span><text:span text:style-name="T1">a</text:span><text:span text:style-name="T11">&gt;</text:span></text:p>
      <text:p text:style-name="P1"><text:span text:style-name="T11">&lt;/</text:span><text:span text:style-name="T1">p</text:span><text:span text:style-name="T11">&gt;</text:span></text:p>
      <text:p text:style-name="P1">{% <text:span text:style-name="T6">endif</text:span> %}</text:p>
      <text:p text:style-name="P11"/>
      <text:p text:style-name="P1"><text:span text:style-name="T11">&lt;</text:span><text:span text:style-name="T1">p</text:span><text:span text:style-name="T11">&gt;</text:span></text:p>
      <text:p text:style-name="P8">{# &lt;a href="{{ path('formation_periodes') }}" class="text-decoration-none"&gt;</text:p>
      <text:p text:style-name="P8">&lt;i class="fas fa-building me-1"&gt;&lt;/i&gt;</text:p>
      <text:p text:style-name="P8">Périodes en entreprise</text:p>
      <text:p text:style-name="P8"><text:soft-page-break/>&lt;/a&gt; #}</text:p>
      <text:p text:style-name="P1"><text:span text:style-name="T11">&lt;/</text:span><text:span text:style-name="T1">p</text:span><text:span text:style-name="T11">&gt;</text:span></text:p>
      <text:p text:style-name="P1"><text:span text:style-name="T11">&lt;/</text:span><text:span text:style-name="T1">div</text:span><text:span text:style-name="T11">&gt;</text:span></text:p>
      <text:p text:style-name="P1"><text:span text:style-name="T11">&lt;/</text:span><text:span text:style-name="T1">article</text:span><text:span text:style-name="T11">&gt;</text:span></text:p>
      <text:p text:style-name="P1">{% <text:span text:style-name="T6">endif</text:span> %}</text:p>
      <text:p text:style-name="P11"/>
      <text:p text:style-name="P8">{# JOURS FÉRIÉS (Admin + Gestionnaire) #}</text:p>
      <text:p text:style-name="P1">{% <text:span text:style-name="T6">if</text:span> is_granted(<text:span text:style-name="T7">'ROLE_ADMIN'</text:span>) <text:span text:style-name="T2">or</text:span> is_granted(<text:span text:style-name="T7">'ROLE_GESTIONNAIRE'</text:span>) %}</text:p>
      <text:p text:style-name="P1"><text:span text:style-name="T11">&lt;</text:span><text:span text:style-name="T1">article</text:span> <text:span text:style-name="T4">class</text:span>=<text:span text:style-name="T7">"card mb-3"</text:span><text:span text:style-name="T11">&gt;</text:span></text:p>
      <text:p text:style-name="P1"><text:span text:style-name="T11">&lt;</text:span><text:span text:style-name="T1">div</text:span> <text:span text:style-name="T4">class</text:span>=<text:span text:style-name="T7">"card-header bg-warning text-dark"</text:span><text:span text:style-name="T11">&gt;</text:span></text:p>
      <text:p text:style-name="P4">🌴 <text:span text:style-name="T12">Jours Fériés</text:span></text:p>
      <text:p text:style-name="P1"><text:span text:style-name="T11">&lt;/</text:span><text:span text:style-name="T1">div</text:span><text:span text:style-name="T11">&gt;</text:span></text:p>
      <text:p text:style-name="P1"><text:span text:style-name="T11">&lt;</text:span><text:span text:style-name="T1">div</text:span> <text:span text:style-name="T4">class</text:span>=<text:span text:style-name="T7">"card-body"</text:span><text:span text:style-name="T11">&gt;</text:span></text:p>
      <text:p text:style-name="P1"><text:span text:style-name="T11">&lt;</text:span><text:span text:style-name="T1">p</text:span><text:span text:style-name="T11">&gt;</text:span></text:p>
      <text:p text:style-name="P1"><text:span text:style-name="T11">&lt;</text:span><text:span text:style-name="T1">a</text:span> <text:span text:style-name="T4">href</text:span>=<text:span text:style-name="T7">"{{ path('app_jour_ferie_index') }}"</text:span> <text:span text:style-name="T4">class</text:span>=<text:span text:style-name="T7">"text-decoration-none"</text:span><text:span text:style-name="T11">&gt;</text:span></text:p>
      <text:p text:style-name="P1"><text:span text:style-name="T11">&lt;</text:span><text:span text:style-name="T1">i</text:span> <text:span text:style-name="T4">class</text:span>=<text:span text:style-name="T7">"fas fa-calendar me-1"</text:span><text:span text:style-name="T11">&gt;&lt;/</text:span><text:span text:style-name="T1">i</text:span><text:span text:style-name="T11">&gt;</text:span></text:p>
      <text:p text:style-name="P1">Calendrier</text:p>
      <text:p text:style-name="P1"><text:span text:style-name="T11">&lt;/</text:span><text:span text:style-name="T1">a</text:span><text:span text:style-name="T11">&gt;</text:span></text:p>
      <text:p text:style-name="P11"/>
      <text:p text:style-name="P1"><text:span text:style-name="T11">&lt;/</text:span><text:span text:style-name="T1">p</text:span><text:span text:style-name="T11">&gt;</text:span></text:p>
      <text:p text:style-name="P11"/>
      <text:p text:style-name="P1"><text:span text:style-name="T11">&lt;</text:span><text:span text:style-name="T1">p</text:span><text:span text:style-name="T11">&gt;</text:span></text:p>
      <text:p text:style-name="P1"><text:span text:style-name="T11">&lt;</text:span><text:span text:style-name="T1">a</text:span> <text:span text:style-name="T4">href</text:span>=<text:span text:style-name="T7">"{{ path('app_interruption_index') }}"</text:span> <text:span text:style-name="T4">class</text:span>=<text:span text:style-name="T7">"text-decoration-none"</text:span><text:span text:style-name="T11">&gt;</text:span></text:p>
      <text:p text:style-name="P1"><text:span text:style-name="T11">&lt;</text:span><text:span text:style-name="T1">i</text:span> <text:span text:style-name="T4">class</text:span>=<text:span text:style-name="T7">"fas fa-pause me-1"</text:span><text:span text:style-name="T11">&gt;&lt;/</text:span><text:span text:style-name="T1">i</text:span><text:span text:style-name="T11">&gt;</text:span></text:p>
      <text:p text:style-name="P1">Interruptions</text:p>
      <text:p text:style-name="P1"><text:span text:style-name="T11">&lt;/</text:span><text:span text:style-name="T1">a</text:span><text:span text:style-name="T11">&gt;</text:span></text:p>
      <text:p text:style-name="P1"><text:span text:style-name="T11">&lt;/</text:span><text:span text:style-name="T1">p</text:span><text:span text:style-name="T11">&gt;</text:span></text:p>
      <text:p text:style-name="P1">{% <text:span text:style-name="T6">if</text:span> is_granted(<text:span text:style-name="T7">'ROLE_ADMIN'</text:span>) %}</text:p>
      <text:p text:style-name="P1"><text:span text:style-name="T11">&lt;</text:span><text:span text:style-name="T1">p</text:span><text:span text:style-name="T11">&gt;</text:span></text:p>
      <text:p text:style-name="P11"/>
      <text:p text:style-name="P8">{# &lt;a href="{{ path('app_jour_ferie_sync_api') }}" class="text-decoration-none"&gt;</text:p>
      <text:p text:style-name="P8">&lt;i class="fas fa-sync-alt me-1"&gt;&lt;/i&gt;</text:p>
      <text:p text:style-name="P8">Synchroniser API</text:p>
      <text:p text:style-name="P8">&lt;/a&gt; #}</text:p>
      <text:p text:style-name="P11"/>
      <text:p text:style-name="P1"><text:span text:style-name="T11">&lt;/</text:span><text:span text:style-name="T1">p</text:span><text:span text:style-name="T11">&gt;</text:span></text:p>
      <text:p text:style-name="P1">{% <text:span text:style-name="T6">endif</text:span> %}</text:p>
      <text:p text:style-name="P1">{% <text:span text:style-name="T6">if</text:span> is_granted(<text:span text:style-name="T7">'ROLE_GESTIONNAIRE'</text:span>) %}</text:p>
      <text:p text:style-name="P1"><text:span text:style-name="T11">&lt;</text:span><text:span text:style-name="T1">p</text:span><text:span text:style-name="T11">&gt;</text:span></text:p>
      <text:p text:style-name="P8">{# &lt;a href="{{ path('jour_ferie_local_new') }}" class="text-decoration-none"&gt;</text:p>
      <text:p text:style-name="P8">&lt;i class="fas fa-plus me-1"&gt;&lt;/i&gt;</text:p>
      <text:p text:style-name="P8">Ajouter local</text:p>
      <text:p text:style-name="P8">&lt;/a&gt; #}</text:p>
      <text:p text:style-name="P1"><text:span text:style-name="T11">&lt;/</text:span><text:span text:style-name="T1">p</text:span><text:span text:style-name="T11">&gt;</text:span></text:p>
      <text:p text:style-name="P1">{% <text:span text:style-name="T6">endif</text:span> %}</text:p>
      <text:p text:style-name="P1"><text:span text:style-name="T11">&lt;/</text:span><text:span text:style-name="T1">div</text:span><text:span text:style-name="T11">&gt;</text:span></text:p>
      <text:p text:style-name="P1"><text:span text:style-name="T11">&lt;/</text:span><text:span text:style-name="T1">article</text:span><text:span text:style-name="T11">&gt;</text:span></text:p>
      <text:p text:style-name="P1">{% <text:span text:style-name="T6">endif</text:span> %}</text:p>
      <text:p text:style-name="P1"><text:soft-page-break/><text:span text:style-name="T11">&lt;/</text:span><text:span text:style-name="T1">aside</text:span><text:span text:style-name="T11">&gt;</text:span></text:p>
      <text:p text:style-name="P1"/>
      <text:p text:style-name="P13">this is adminnav.html.twig</text:p>
      <text:p text:style-name="P13">**********************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09:38:07.457972938</meta:creation-date>
    <dc:date>2025-07-03T14:38:32.266577770</dc:date>
    <meta:editing-duration>PT4H20M3S</meta:editing-duration>
    <meta:editing-cycles>1</meta:editing-cycles>
    <meta:document-statistic meta:table-count="0" meta:image-count="0" meta:object-count="0" meta:page-count="21" meta:paragraph-count="752" meta:word-count="2336" meta:character-count="22265" meta:non-whitespace-character-count="20650"/>
    <meta:generator>LibreOffice/7.3.7.2$Linux_X86_64 LibreOffice_project/30$Build-2</meta:generator>
  </office:meta>
</office:document-meta>
</file>